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co1" style:family="table-column">
      <style:table-column-properties style:column-width="5.106cm" style:use-optimal-column-width="false"/>
    </style:style>
    <style:style style:name="co2" style:family="table-column">
      <style:table-column-properties style:column-width="3.908cm" style:use-optimal-column-width="false"/>
    </style:style>
    <style:style style:name="co3" style:family="table-column">
      <style:table-column-properties style:column-width="2.238cm" style:use-optimal-column-width="false"/>
    </style:style>
    <style:style style:name="co4" style:family="table-column">
      <style:table-column-properties style:column-width="4.152cm" style:use-optimal-column-width="false"/>
    </style:style>
    <style:style style:name="co5" style:family="table-column">
      <style:table-column-properties style:column-width="3.012cm" style:use-optimal-column-width="false"/>
    </style:style>
    <style:style style:name="co6" style:family="table-column">
      <style:table-column-properties style:column-width="2.402cm" style:use-optimal-column-width="false"/>
    </style:style>
    <style:style style:name="co7" style:family="table-column">
      <style:table-column-properties style:column-width="2.523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0.677cm" style:use-optimal-row-height="false"/>
    </style:style>
    <style:style style:name="ro3" style:family="table-row">
      <style:table-row-properties style:row-height="0.641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bottom"/>
      <style:paragraph-properties fo:text-align="center" fo:border-left="0.74pt solid #ffffff" fo:border-right="0.74pt solid #ffffff" fo:border-top="0.74pt solid #ffffff" fo:border-bottom="0.74pt solid #000000"/>
      <style:text-properties fo:font-size="18pt" style:font-size-asian="18pt" style:font-size-complex="18pt"/>
    </style:style>
    <style:style style:name="ce2" style:family="table-cell">
      <loext:graphic-properties draw:fill="none" draw:textarea-vertical-align="bottom"/>
      <style:paragraph-properties fo:text-align="center" fo:border-left="0.74pt solid #ffffff" fo:border-right="none" fo:border-top="0.74pt solid #ffffff" fo:border-bottom="0.74pt solid #000000"/>
      <style:text-properties fo:font-size="18pt" style:font-size-asian="18pt" style:font-size-complex="18pt"/>
    </style:style>
    <style:style style:name="ce3" style:family="table-cell">
      <loext:graphic-properties draw:fill="none" draw:textarea-vertical-align="bottom"/>
      <style:paragraph-properties fo:text-align="center"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none" draw:textarea-vertical-align="bottom"/>
      <style:paragraph-properties fo:text-align="center" fo:border-left="0.74pt solid #000000" fo:border-right="0.74pt solid #000000" fo:border-top="none" fo:border-bottom="0.74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none" draw:textarea-vertical-align="middle"/>
      <style:paragraph-properties fo:text-align="center" fo:border="0.74pt solid #000000"/>
      <style:text-properties fo:font-size="18pt" style:font-size-asian="18pt" style:font-size-complex="18pt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draw:layer="layout" svg:width="27.492cm" svg:height="6.281cm" svg:x="0.165cm" svg:y="4.079cm">
            <table:table table:template-name="default" table:use-first-row-styles="true" table:use-banding-rows-styles="true">
              <table:table-column table:style-name="co1"/>
              <table:table-column table:style-name="co2"/>
              <table:table-column table:style-name="co3"/>
              <table:table-column table:style-name="co4"/>
              <table:table-column table:style-name="co4"/>
              <table:table-column table:style-name="co5"/>
              <table:table-column table:style-name="co6"/>
              <table:table-column table:style-name="co7"/>
              <table:table-row table:style-name="ro1" table:default-cell-style-name="ce1">
                <table:table-cell table:number-columns-spanned="5"/>
                <table:covered-table-cell/>
                <table:covered-table-cell/>
                <table:covered-table-cell/>
                <table:covered-table-cell table:style-name="ce2"/>
                <table:table-cell table:style-name="ce3" table:number-columns-spanned="3">
                  <text:p text:style-name="P1"><text:span text:style-name="T1">Security Enforcement Action</text:span></text:p>
                </table:table-cell>
                <table:covered-table-cell table:style-name="ce3"/>
                <table:covered-table-cell table:style-name="ce3"/>
              </table:table-row>
              <table:table-row table:style-name="ro1" table:default-cell-style-name="ce4">
                <table:table-cell>
                  <text:p text:style-name="P1"><text:span text:style-name="T1">Inputs <text:s/>Authenticated</text:span></text:p>
                </table:table-cell>
                <table:table-cell>
                  <text:p text:style-name="P1"><text:span text:style-name="T1">Mission Condition</text:span></text:p>
                </table:table-cell>
                <table:table-cell>
                  <text:p text:style-name="P1"><text:span text:style-name="T1">State</text:span></text:p>
                </table:table-cell>
                <table:table-cell>
                  <text:p text:style-name="P1"><text:span text:style-name="T1">Control Action</text:span></text:p>
                </table:table-cell>
                <table:table-cell>
                  <text:p text:style-name="P1"><text:span text:style-name="T1">Next State</text:span></text:p>
                </table:table-cell>
                <table:table-cell>
                  <text:p text:style-name="P1"><text:span text:style-name="T1">disc</text:span></text:p>
                </table:table-cell>
                <table:table-cell>
                  <text:p text:style-name="P1"><text:span text:style-name="T1">trap</text:span></text:p>
                </table:table-cell>
                <table:table-cell>
                  <text:p text:style-name="P1"><text:span text:style-name="T1">exec</text:span></text:p>
                </table:table-cell>
              </table:table-row>
              <table:table-row table:style-name="ro2" table:default-cell-style-name="ce5"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-</text:span></text:p>
                </table:table-cell>
                <table:table-cell>
                  <text:p text:style-name="P2"><text:span text:style-name="T2">Fix</text:span></text:p>
                </table:table-cell>
                <table:table-cell>
                  <text:p text:style-name="P2"><text:span text:style-name="T2">-</text:span></text:p>
                </table:table-cell>
                <table:table-cell>
                  <text:p text:style-name="P2"><text:span text:style-name="T2">Fix</text:span></text:p>
                </table:table-cell>
                <table:table-cell>
                  <text:p text:style-name="P2"><text:span text:style-name="T2">T</text:span></text:p>
                </table:table-cell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F</text:span></text:p>
                </table:table-cell>
              </table:table-row>
              <table:table-row table:style-name="ro3" table:default-cell-style-name="ce5">
                <table:table-cell>
                  <text:p text:style-name="P2"><text:span text:style-name="T2">T</text:span></text:p>
                </table:table-cell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Fix</text:span></text:p>
                </table:table-cell>
                <table:table-cell>
                  <text:p text:style-name="P2"><text:span text:style-name="T2">release</text:span></text:p>
                </table:table-cell>
                <table:table-cell>
                  <text:p text:style-name="P2"><text:span text:style-name="T2">Fix</text:span></text:p>
                </table:table-cell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T</text:span></text:p>
                </table:table-cell>
                <table:table-cell>
                  <text:p text:style-name="P2"><text:span text:style-name="T2">F</text:span></text:p>
                </table:table-cell>
              </table:table-row>
              <table:table-row table:style-name="ro4" table:default-cell-style-name="ce5">
                <table:table-cell>
                  <text:p text:style-name="P2"><text:span text:style-name="T2">T</text:span></text:p>
                </table:table-cell>
                <table:table-cell>
                  <text:p text:style-name="P2"><text:span text:style-name="T2">T</text:span></text:p>
                </table:table-cell>
                <table:table-cell>
                  <text:p text:style-name="P2"><text:span text:style-name="T2">Fix</text:span></text:p>
                </table:table-cell>
                <table:table-cell>
                  <text:p text:style-name="P2"><text:span text:style-name="T2">release</text:span></text:p>
                </table:table-cell>
                <table:table-cell>
                  <text:p text:style-name="P2"><text:span text:style-name="T2">Release</text:span></text:p>
                </table:table-cell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F</text:span></text:p>
                </table:table-cell>
                <table:table-cell>
                  <text:p text:style-name="P2"><text:span text:style-name="T2">T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g>
            <svg:title>TexMaths</svg:title>
            <svg:desc>18§latex§\begin{align*}
\action{kb} &amp;= \text{inside kill box}\\
\action{ht} &amp;= \text{Target is hostile}\\
\action{ms} &amp;= \text{Minimum separation achieved}
\end{align*}§svg§600§FALSE§</svg:desc>
            <draw:g>
              <draw:path draw:style-name="gr1" draw:text-style-name="P3" draw:layer="layout" svg:width="10.384cm" svg:height="2.461cm" svg:x="0.111cm" svg:y="0.157cm" svg:viewBox="0 0 10385 2462" svg:d="M5192 2462c-1730 0-3461 0-5192 0 0-820 0-1641 0-2462 3462 0 6923 0 10385 0 0 821 0 1642 0 2462-1731 0-3462 0-5193 0z">
                <text:p/>
              </draw:path>
              <draw:path draw:style-name="gr2" draw:text-style-name="P4" draw:layer="layout" svg:width="0.141cm" svg:height="0.63cm" svg:x="0.379cm" svg:y="0.125cm" svg:viewBox="0 0 142 631" svg:d="M139 25c3-7 3-9 3-12 0-8-5-13-12-13-8 0-11 4-15 14-37 97-74 193-111 290-2 5-4 9-4 13 0 1 0 3 4 10 37 97 74 193 111 290 2 7 6 14 15 14 7 0 12-5 12-12 0-2 0-2-3-9-38-98-75-196-112-293 37-98 74-195 112-292z">
                <text:p/>
              </draw:path>
              <draw:path draw:style-name="gr2" draw:text-style-name="P4" draw:layer="layout" svg:width="0.285cm" svg:height="0.443cm" svg:x="0.592cm" svg:y="0.161cm" svg:viewBox="0 0 286 444" svg:d="M146 7c0-2 0-7-7-7-15 0-62 5-78 5-5 2-12 2-12 13 0 9 5 9 14 9 31 0 32 4 32 11 0 4-1 8-1 12-31 121-62 243-92 364-2 9-2 9-2 14 0 14 13 16 18 16 7 0 18-5 22-12 3-6 30-123 34-139 21 2 74 13 74 54 0 4 0 7-2 13-2 9-2 16-2 23 0 36 25 61 58 61 19 0 36-9 50-32 16-29 23-63 23-65 0-5-7-5-9-5-5 0-7 2-9 11-12 46-27 79-54 79-12 0-19-8-19-31 0-11 1-25 3-34 4-11 4-14 4-20 0-41-40-59-94-66 20-13 40-33 54-47 31-34 60-61 90-61 4 0 4 0 6 0 9 1 9 1 14 5 0 2 0 2 2 4-31 1-36 25-36 34s7 21 25 21c16 0 34-14 34-39 0-18-14-40-43-40-18 0-47 6-92 56-21 25-47 50-70 59 22-88 43-177 65-266z">
                <text:p/>
              </draw:path>
              <draw:path draw:style-name="gr2" draw:text-style-name="P4" draw:layer="layout" svg:width="0.231cm" svg:height="0.443cm" svg:x="0.935cm" svg:y="0.161cm" svg:viewBox="0 0 232 444" svg:d="M121 7c0-2 0-7-8-7-14 0-61 5-77 5-5 2-13 2-13 13 0 9 6 9 17 9 30 0 30 4 30 11 0 3-5 25-9 38-17 68-35 137-52 206-7 31-9 42-9 63 0 61 32 99 79 99 76 0 153-93 153-183 0-58-32-103-84-103-29 0-54 20-74 38 15-63 31-126 47-189zM61 245c4-13 4-15 11-22 31-41 59-50 76-50 21 0 39 19 39 59 0 38-21 110-32 135-22 41-51 65-76 65-20 0-41-18-41-65 0-11 0-23 11-63 4-20 8-40 12-59z">
                <text:p/>
              </draw:path>
              <draw:path draw:style-name="gr2" draw:text-style-name="P4" draw:layer="layout" svg:width="0.141cm" svg:height="0.63cm" svg:x="1.211cm" svg:y="0.125cm" svg:viewBox="0 0 142 631" svg:d="M139 327c3-7 3-9 3-10 0-2 0-4-3-11-37-97-74-194-110-292-6-10-10-14-16-14-7 0-13 5-13 13 0 1 0 3 4 10 37 98 74 196 111 294-37 97-74 194-111 291-4 7-4 9-4 11 0 7 7 12 13 12 9 0 10-5 14-12 37-97 74-195 112-292z">
                <text:p/>
              </draw:path>
              <draw:path draw:style-name="gr2" draw:text-style-name="P4" draw:layer="layout" svg:width="0.42cm" svg:height="0.146cm" svg:x="1.634cm" svg:y="0.368cm" svg:viewBox="0 0 421 147" svg:d="M400 25c9 0 21 0 21-12 0-13-12-13-21-13-126 0-252 0-378 0-9 0-22 0-22 13 0 12 13 12 22 12 126 0 252 0 378 0zM400 147c9 0 21 0 21-12 0-13-12-13-21-13-126 0-252 0-378 0-9 0-22 0-22 13 0 12 13 12 22 12 126 0 252 0 378 0z">
                <text:p/>
              </draw:path>
              <draw:path draw:style-name="gr2" draw:text-style-name="P4" draw:layer="layout" svg:width="0.134cm" svg:height="0.422cm" svg:x="2.287cm" svg:y="0.177cm" svg:viewBox="0 0 135 423" svg:d="M92 142c-30 2-60 5-90 7 0 7 0 13 0 20 41 0 47 4 47 34 0 57 0 114 0 171 0 29-8 29-49 29 0 6 0 13 0 20 20-2 54-2 70-2 22 0 43 0 65 2 0-7 0-14 0-20-41 0-43-4-43-29 0-77 0-155 0-232zM94 32c0-19-17-32-35-32-19 0-32 16-32 32 0 18 13 35 32 35 18 0 35-13 35-35z">
                <text:p/>
              </draw:path>
              <draw:path draw:style-name="gr2" draw:text-style-name="P4" draw:layer="layout" svg:width="0.318cm" svg:height="0.28cm" svg:x="2.461cm" svg:y="0.319cm" svg:viewBox="0 0 319 281" svg:d="M50 63c0 56 0 113 0 169 0 29-7 29-50 29 0 6 0 13 0 20 22-2 54-2 72-2 16 0 49 0 70 2 0-7 0-14 0-20-41 0-48 0-48-29 0-39 0-78 0-117 0-65 45-101 84-101 40 0 47 35 47 71 0 49 0 98 0 147 0 29-7 29-49 29 0 6 0 13 0 20 22-2 54-2 72-2 17 0 49 0 71 2 0-7 0-14 0-20-33 0-49 0-49-20 0-40 0-80 0-120 0-54 0-74-20-98-9-10-30-23-66-23-47 0-76 27-94 67 0-23 0-45 0-67-30 2-60 5-90 7 0 7 0 13 0 20 45 0 50 5 50 36z">
                <text:p/>
              </draw:path>
              <draw:path draw:style-name="gr2" draw:text-style-name="P4" draw:layer="layout" svg:width="0.206cm" svg:height="0.289cm" svg:x="2.814cm" svg:y="0.316cm" svg:viewBox="0 0 207 290" svg:d="M110 160c14 4 66 13 66 59 0 33-21 58-72 58-52 0-75-36-88-90-2-9-2-11-9-11s-7 4-7 16c0 28 0 56 0 83 0 11 0 15 7 15 2 0 4 0 15-13 1 0 1-2 12-14 29 27 58 27 70 27 74 0 103-42 103-87 0-34-20-54-27-61-22-20-45-25-72-30-36-6-77-15-77-51 0-23 16-48 70-48 70 0 72 57 74 75 0 7 4 5 7 7 9 0 9-3 9-16 0-21 0-42 0-63 0-11 0-16-7-16-4 0-4 0-13 7-2 4-9 9-11 11-23-18-50-18-59-18-78 0-101 43-101 77 0 24 9 42 27 54 20 16 38 22 83 29z">
                <text:p/>
              </draw:path>
              <draw:path draw:style-name="gr2" draw:text-style-name="P4" draw:layer="layout" svg:width="0.136cm" svg:height="0.422cm" svg:x="3.063cm" svg:y="0.177cm" svg:viewBox="0 0 137 423" svg:d="M92 142c-30 2-59 5-88 7 0 7 0 13 0 20 41 0 46 4 46 34 0 57 0 114 0 171 0 29-7 29-50 29 0 6 0 13 0 20 22-2 56-2 70-2 22 0 45 0 67 2 0-7 0-14 0-20-43 0-45-4-45-29 0-77 0-155 0-232zM94 32c0-19-15-32-33-32-20 0-34 16-34 32 0 18 14 35 34 35 18 0 33-13 33-35z">
                <text:p/>
              </draw:path>
              <draw:path draw:style-name="gr2" draw:text-style-name="P4" draw:layer="layout" svg:width="0.312cm" svg:height="0.443cm" svg:x="3.239cm" svg:y="0.161cm" svg:viewBox="0 0 313 444" svg:d="M220 403c0 14 0 27 0 41 31-2 62-3 93-5 0-7 0-13 0-20-45 0-50-5-50-36 0-128 0-255 0-383-30 2-60 5-90 7 0 7 0 13 0 20 43 0 48 4 48 34 0 46 0 91 0 137-18-24-45-40-79-40-75 0-142 63-142 144s63 142 135 142c40 0 68-21 85-41zM220 234c0 43 0 86 0 129 0 11 0 13-8 24-18 30-46 45-73 45-29 0-53-17-67-42-16-25-18-61-18-88 0-23 0-61 18-88 14-20 38-41 72-41 22 0 49 9 68 37 8 11 8 13 8 24z">
                <text:p/>
              </draw:path>
              <draw:path draw:style-name="gr2" draw:text-style-name="P4" draw:layer="layout" svg:width="0.244cm" svg:height="0.289cm" svg:x="3.586cm" svg:y="0.316cm" svg:viewBox="0 0 245 290" svg:d="M54 124c4-93 58-110 79-110 65 0 70 85 70 110-49 0-99 0-149 0zM54 137c59 0 118 0 176 0 13 0 15 0 15-13 0-63-34-124-112-124-74 0-133 65-133 144 0 84 67 146 140 146 78 0 105-71 105-81 0-8-4-8-7-8-6 0-8 4-9 8-22 66-80 66-85 66-32 0-58-20-72-43-18-31-18-72-18-95z">
                <text:p/>
              </draw:path>
              <draw:path draw:style-name="gr2" draw:text-style-name="P4" draw:layer="layout" svg:width="0.305cm" svg:height="0.438cm" svg:x="4.079cm" svg:y="0.161cm" svg:viewBox="0 0 306 439" svg:d="M49 390c0 29-8 29-49 29 0 7 0 13 0 20 20-2 50-2 68-2 20 0 45 0 71 2 0-7 0-13 0-20-44 0-51 0-51-29 0-21 0-43 0-64 14-12 28-24 42-36 48 68 75 102 75 115 0 10-11 14-23 14 0 7 0 13 0 20 18-2 56-2 68-2 18 0 36 0 56 2 0-7 0-13 0-20-25 0-38 0-63-34-26-38-53-76-79-113-2 0-4-6-4-8 0-1 45-39 51-45 39-32 66-34 79-34 0-6 0-13 0-20-18 2-25 2-43 2-24 0-63 0-72-2 0 7 0 14 0 20 12 0 19 7 19 16 0 13-9 20-14 26-30 25-60 50-90 75 0-101 0-201 0-302-30 2-60 5-90 7 0 7 0 13 0 20 43 0 49 4 49 34 0 110 0 220 0 329z">
                <text:p/>
              </draw:path>
              <draw:path draw:style-name="gr2" draw:text-style-name="P4" draw:layer="layout" svg:width="0.134cm" svg:height="0.422cm" svg:x="4.416cm" svg:y="0.177cm" svg:viewBox="0 0 135 423" svg:d="M92 142c-30 2-60 5-90 7 0 7 0 13 0 20 41 0 47 4 47 34 0 57 0 114 0 171 0 29-6 29-49 29 0 6 0 13 0 20 20-2 54-2 70-2 22 0 43 0 65 2 0-7 0-14 0-20-41 0-43-4-43-29 0-77 0-155 0-232zM94 32c0-19-17-32-35-32-19 0-32 16-32 32 0 18 13 35 32 35 18 0 35-13 35-35z">
                <text:p/>
              </draw:path>
              <draw:path draw:style-name="gr2" draw:text-style-name="P4" draw:layer="layout" svg:width="0.139cm" svg:height="0.438cm" svg:x="4.592cm" svg:y="0.161cm" svg:viewBox="0 0 140 439" svg:d="M90 0c-30 2-60 5-90 7 0 7 0 13 0 20 43 0 49 4 49 34 0 110 0 220 0 329 0 29-8 29-49 29 0 7 0 13 0 20 20-2 55-2 70-2s47 0 70 2c0-7 0-13 0-20-43 0-50 0-50-29 0-130 0-260 0-390z">
                <text:p/>
              </draw:path>
              <draw:path draw:style-name="gr2" draw:text-style-name="P4" draw:layer="layout" svg:width="0.139cm" svg:height="0.438cm" svg:x="4.767cm" svg:y="0.161cm" svg:viewBox="0 0 140 439" svg:d="M92 0c-31 2-61 5-92 7 0 7 0 13 0 20 45 0 50 4 50 34 0 110 0 220 0 329 0 29-7 29-50 29 0 7 0 13 0 20 22-2 54-2 70-2s47 0 70 2c0-7 0-13 0-20-41 0-48 0-48-29 0-130 0-260 0-390z">
                <text:p/>
              </draw:path>
              <draw:path draw:style-name="gr2" draw:text-style-name="P4" draw:layer="layout" svg:width="0.31cm" svg:height="0.443cm" svg:x="5.15cm" svg:y="0.161cm" svg:viewBox="0 0 311 444" svg:d="M92 200c0-67 0-133 0-200-31 2-61 5-92 7 0 7 0 13 0 20 45 0 50 4 50 34 0 126 0 252 0 378 5 0 10 0 15 0 2-2 7-11 23-40 9 15 36 45 83 45 76 0 140-61 140-142s-61-144-133-144c-48 0-77 31-86 42zM94 367c0-44 0-88 0-131 0-11 0-13 7-22 23-36 59-41 74-41 28 0 52 16 66 41 16 25 18 61 18 86 0 24 0 62-20 90-12 20-36 42-70 42-29 0-52-17-66-40-9-12-9-14-9-25z">
                <text:p/>
              </draw:path>
              <draw:path draw:style-name="gr2" draw:text-style-name="P4" draw:layer="layout" svg:width="0.28cm" svg:height="0.289cm" svg:x="5.519cm" svg:y="0.316cm" svg:viewBox="0 0 281 290" svg:d="M281 147c0-80-63-147-141-147-79 0-140 70-140 147 0 83 67 143 140 143 76 0 141-62 141-143zM140 275c-27 0-54-14-72-43-16-27-16-67-16-88 0-25 0-59 16-86 17-31 47-44 72-44 27 0 55 15 72 42s17 63 17 88c0 21 0 56-15 84-14 27-41 47-74 47z">
                <text:p/>
              </draw:path>
              <draw:path draw:style-name="gr2" draw:text-style-name="P4" draw:layer="layout" svg:width="0.318cm" svg:height="0.272cm" svg:x="5.809cm" svg:y="0.326cm" svg:viewBox="0 0 319 273" svg:d="M173 124c20-23 43-54 57-72 20-21 47-32 76-32 0-7 0-13 0-20-16 2-34 2-52 2s-52 0-60-2c0 7 0 13 0 20 13 2 18 9 18 20 0 10-7 18-9 21-13 17-26 34-39 51-17-22-34-44-51-65-5-6-5-7-5-11 0-9 11-16 23-16 0-7 0-13 0-20-18 2-59 2-68 2-14 0-43 0-61-2 0 7 0 13 0 20 45 0 45 0 75 39 21 27 42 54 63 81-20 25-40 51-61 76-29 36-66 38-79 38 0 6 0 13 0 19 16-1 36-1 52-1 18 0 45 0 60 1 0-6 0-13 0-19-15-2-18-11-18-20 0-15 18-36 55-81 17 21 33 42 49 63 5 7 14 18 14 21 0 6-7 15-23 17 0 6 0 13 0 19 18-1 54-1 68-1 17 0 42 0 62 1 0-6 0-13 0-19-35 0-47-2-62-20-28-37-56-73-84-110z">
                <text:p/>
              </draw:path>
              <draw:path draw:style-name="gr2" draw:text-style-name="P4" draw:layer="layout" svg:width="0.139cm" svg:height="0.63cm" svg:x="0.408cm" svg:y="1.073cm" svg:viewBox="0 0 140 631" svg:d="M137 23c3-7 3-7 3-10 0-8-5-13-12-13-6 0-11 4-15 14-36 97-73 193-109 290-2 4-4 7-4 13 0 1 0 1 4 9 36 97 73 194 109 291 2 7 6 14 15 14 7 0 12-5 12-12 0-2 0-4-3-11-37-97-75-194-112-291 37-98 75-196 112-294z">
                <text:p/>
              </draw:path>
              <draw:path draw:style-name="gr2" draw:text-style-name="P4" draw:layer="layout" svg:width="0.31cm" svg:height="0.443cm" svg:x="0.619cm" svg:y="1.109cm" svg:viewBox="0 0 311 444" svg:d="M148 5c-3-1 0-5-9-5-15 0-62 4-78 5-5 0-11 2-11 13 0 7 6 7 15 7 30 0 32 6 32 11-1 4-2 8-3 13-30 121-60 243-90 365-4 9-4 9-4 12 0 15 13 18 18 18 11 0 22-7 23-16 5-16 9-32 13-48 5-19 10-38 14-56 4-15 8-29 11-43 0-4 6-24 7-29 2-6 20-40 42-58 14-11 34-21 61-21s34 21 34 43c0 34-23 104-39 142-4 14-8 22-8 34 0 31 22 52 53 52 59 0 82-91 82-97 0-5-7-5-9-5-5 0-5 2-9 11-9 32-28 77-64 77-11 0-15-6-15-20 0-16 6-30 11-45 11-27 40-102 40-138 0-42-26-69-74-69-40 0-70 20-94 49 17-67 34-134 51-202z">
                <text:p/>
              </draw:path>
              <draw:path draw:style-name="gr2" draw:text-style-name="P4" draw:layer="layout" svg:width="0.193cm" svg:height="0.402cm" svg:x="0.962cm" svg:y="1.15cm" svg:viewBox="0 0 194 403" svg:d="M117 144c20 0 40 0 59 0 13 0 18 0 18-13 0-7-5-7-18-7-18 0-37 0-55 0 23-90 27-102 27-106 0-11-8-18-18-18-2 0-20 2-26 23-8 34-16 68-25 101-20 0-39 0-59 0-13 0-20 0-20 13 0 7 5 7 18 7 19 0 37 0 56 0-45 180-49 191-49 201 0 35 25 58 60 58 64 0 100-92 100-97 0-6-5-6-9-6-5 0-5 2-9 8-27 66-61 80-82 80-13 0-18-7-18-28 0-15 0-20 3-31 16-62 31-123 47-185z">
                <text:p/>
              </draw:path>
              <draw:path draw:style-name="gr2" draw:text-style-name="P4" draw:layer="layout" svg:width="0.141cm" svg:height="0.63cm" svg:x="1.211cm" svg:y="1.073cm" svg:viewBox="0 0 142 631" svg:d="M139 326c3-8 3-7 3-9 0-3 0-4-3-11-37-97-74-194-110-292-6-10-10-14-16-14-7 0-13 5-13 13 0 1 0 3 4 10 37 98 74 196 111 294-37 97-74 194-111 291-4 7-4 7-4 11 0 7 7 12 13 12 9 0 10-5 14-12 37-98 74-196 112-293z">
                <text:p/>
              </draw:path>
              <draw:path draw:style-name="gr2" draw:text-style-name="P4" draw:layer="layout" svg:width="0.42cm" svg:height="0.148cm" svg:x="1.634cm" svg:y="1.314cm" svg:viewBox="0 0 421 149" svg:d="M400 25c9 0 21 0 21-12 0-13-12-13-21-13-126 0-252 0-378 0-9 0-22 0-22 13 0 12 13 12 22 12 126 0 252 0 378 0zM400 149c9 0 21 0 21-12 0-13-12-13-21-13-126 0-252 0-378 0-9 0-22 0-22 13 0 12 13 12 22 12 126 0 252 0 378 0z">
                <text:p/>
              </draw:path>
              <draw:path draw:style-name="gr2" draw:text-style-name="P4" draw:layer="layout" svg:width="0.409cm" svg:height="0.425cm" svg:x="2.289cm" svg:y="1.12cm" svg:viewBox="0 0 410 426" svg:d="M398 0c-129 0-257 0-385 0-5 47-9 95-13 142 5 0 11 0 16 0 9-102 18-124 114-124 10 0 27 0 34 2 12 3 12 9 12 23 0 112 0 223 0 335 0 19 0 28-66 28-9 0-17 0-25 0 0 7 0 14 0 20 27-2 91-2 120-2s94 0 121 2c0-6 0-13 0-20-9 0-17 0-25 0-67 0-67-9-67-28 0-112 0-223 0-335 0-12 0-20 11-23 7-2 23-2 36-2 95 0 104 22 113 124 6 0 11 0 16 0-4-47-8-95-12-142z">
                <text:p/>
              </draw:path>
              <draw:path draw:style-name="gr2" draw:text-style-name="P4" draw:layer="layout" svg:width="0.283cm" svg:height="0.289cm" svg:x="2.697cm" svg:y="1.263cm" svg:viewBox="0 0 284 290" svg:d="M184 236c1 25 19 50 48 50 15 0 52-9 52-59 0-12 0-24 0-36-5 0-10 0-16 0 0 12 0 24 0 36 0 36-14 41-21 41-22 0-24-29-24-32 0-42 0-84 0-126 0-27 0-52-23-76-25-23-56-34-87-34-52 0-95 29-95 72 0 18 13 29 29 29 18 0 29-13 29-29 0-7-4-29-33-29 18-21 49-29 69-29 30 0 66 24 66 81 0 8 0 16 0 24-32 2-75 3-115 21-49 22-63 54-63 83 0 50 61 67 101 67 41 0 70-26 83-54zM178 131c0 21 0 42 0 63 0 60-45 81-74 81-30 0-55-21-55-52 0-36 25-88 129-92z">
                <text:p/>
              </draw:path>
              <draw:path draw:style-name="gr2" draw:text-style-name="P4" draw:layer="layout" svg:width="0.211cm" svg:height="0.278cm" svg:x="3.003cm" svg:y="1.267cm" svg:viewBox="0 0 212 279" svg:d="M88 70c0-23 0-47 0-70-29 2-59 5-88 7 0 7 0 13 0 20 45 0 50 4 50 34 0 57 0 114 0 171 0 27-7 27-50 27 0 7 0 13 0 20 25 0 56-2 72-2 27 0 56 0 81 2 0-7 0-13 0-20-4 0-8 0-13 0-46 0-48-5-48-29 0-32 0-65 0-97 0-63 27-119 74-119 5 0 4 0 7 0-2 2-15 9-15 26 0 18 15 27 27 27 13 0 27-7 27-27 0-21-18-40-46-40-45 0-69 43-78 70z">
                <text:p/>
              </draw:path>
              <draw:path draw:style-name="gr2" draw:text-style-name="P4" draw:layer="layout" svg:width="0.289cm" svg:height="0.416cm" svg:x="3.252cm" svg:y="1.26cm" svg:viewBox="0 0 290 417" svg:d="M122 178c-54 0-54-63-54-77 0-18 0-38 9-54 6-7 20-25 45-25 56 0 56 63 56 77 0 18-2 38-11 54-5 7-19 25-45 25zM49 203c0-3 0-18 10-30 26 18 53 19 63 19 60 0 103-43 103-91 0-24-11-47-25-61 21-22 45-26 56-26 1 0 5 0 7 0-7 4-11 11-11 18 0 11 9 18 18 18 7 0 20-3 20-19 0-11-9-31-33-31-12 0-41 4-68 31-25-22-52-24-67-24-57 0-102 43-102 92 0 29 14 52 30 66-9 9-19 29-19 53 0 19 7 43 27 55-38 11-58 38-58 63 0 45 63 81 140 81 74 0 141-32 141-82 0-22-9-54-42-72-34-18-70-18-109-18-15 0-42 0-47 0-20-2-34-22-34-42zM140 403c-63 0-108-32-108-67 0-28 26-52 53-54 12 0 25 0 37 0 54 0 125 0 125 54 0 35-45 67-107 67z">
                <text:p/>
              </draw:path>
              <draw:path draw:style-name="gr2" draw:text-style-name="P4" draw:layer="layout" svg:width="0.244cm" svg:height="0.289cm" svg:x="3.568cm" svg:y="1.263cm" svg:viewBox="0 0 245 290" svg:d="M52 124c4-95 58-110 79-110 65 0 72 85 72 110-50 0-100 0-151 0zM52 137c59 0 118 0 177 0 14 0 16 0 16-13 0-63-34-124-114-124-73 0-131 65-131 144 0 84 67 146 139 146 77 0 106-71 106-83 0-6-6-7-9-7-6 0-7 3-7 9-24 64-80 64-87 64-30 0-56-18-72-41-18-31-18-72-18-95z">
                <text:p/>
              </draw:path>
              <draw:path draw:style-name="gr2" draw:text-style-name="P4" draw:layer="layout" svg:width="0.197cm" svg:height="0.395cm" svg:x="3.844cm" svg:y="1.157cm" svg:viewBox="0 0 198 396" svg:d="M97 137c30 0 60 0 90 0 0-7 0-13 0-20-30 0-60 0-90 0 0-39 0-78 0-117-5 0-11 0-16 0 0 52-20 121-81 122 0 5 0 10 0 15 18 0 36 0 54 0 0 58 0 116 0 174 0 77 58 85 81 85 45 0 63-45 63-85 0-12 0-24 0-36-5 0-11 0-16 0 0 12 0 23 0 34 0 47-20 71-43 71-42 0-42-58-42-69 0-58 0-116 0-174z">
                <text:p/>
              </draw:path>
              <draw:path draw:style-name="gr2" draw:text-style-name="P4" draw:layer="layout" svg:width="0.136cm" svg:height="0.422cm" svg:x="4.308cm" svg:y="1.123cm" svg:viewBox="0 0 137 423" svg:d="M92 144c-30 2-59 5-88 7 0 7 0 13 0 20 41 0 46 3 46 34 0 57 0 114 0 171 0 27-7 27-50 27 0 6 0 13 0 20 22 0 56-2 70-2 22 0 45 2 67 2 0-7 0-14 0-20-43 0-45-2-45-27 0-77 0-155 0-232zM94 34c0-20-15-34-33-34-20 0-34 18-34 34s14 34 34 34c18 0 33-14 33-34z">
                <text:p/>
              </draw:path>
              <draw:path draw:style-name="gr2" draw:text-style-name="P4" draw:layer="layout" svg:width="0.206cm" svg:height="0.289cm" svg:x="4.484cm" svg:y="1.263cm" svg:viewBox="0 0 207 290" svg:d="M112 160c12 4 64 13 64 58 0 32-21 57-72 57-52 0-75-36-86-88-4-9-4-11-9-11-9 0-9 4-9 15 0 28 0 56 0 84 0 11 0 15 7 15 4 0 4 0 16-13 0-2 0-2 13-14 27 27 56 27 68 27 74 0 103-42 103-89 0-32-20-52-27-59-20-20-45-25-72-30-36-8-77-15-77-53 0-21 16-46 70-46 70 0 74 55 74 75 1 6 7 6 9 6 7 0 7-2 7-15 0-21 0-43 0-65 0-10 0-14-7-14-2 0-4 0-13 7-2 4-7 9-11 11-23-18-48-18-59-18-78 0-101 43-101 77 0 22 11 40 27 54 20 16 38 20 85 29z">
                <text:p/>
              </draw:path>
              <draw:path draw:style-name="gr2" draw:text-style-name="P4" draw:layer="layout" svg:width="0.318cm" svg:height="0.436cm" svg:x="4.943cm" svg:y="1.109cm" svg:viewBox="0 0 319 437" svg:d="M50 390c0 27-7 27-50 27 0 7 0 13 0 20 23 0 56-2 72-2s50 2 72 2c0-7 0-13 0-20-43 0-50 0-50-27 0-39 0-78 0-117 0-66 45-100 86-100 40 0 47 34 47 70 0 49 0 98 0 147 0 27-7 27-51 27 0 7 0 13 0 20 22 0 54-2 72-2 17 0 49 2 71 2 0-7 0-13 0-20-33 0-49 0-49-18 0-40 0-80 0-120 0-54 0-74-20-97-9-11-30-24-66-24-54 0-81 38-92 61 0-73 0-146 0-219-31 2-61 4-92 5 0 7 0 14 0 20 45 0 50 6 50 36 0 110 0 220 0 329z">
                <text:p/>
              </draw:path>
              <draw:path draw:style-name="gr2" draw:text-style-name="P4" draw:layer="layout" svg:width="0.28cm" svg:height="0.289cm" svg:x="5.293cm" svg:y="1.263cm" svg:viewBox="0 0 281 290" svg:d="M281 147c0-80-63-147-141-147-79 0-140 68-140 147 0 81 67 143 140 143 76 0 141-62 141-143zM140 273c-27 0-54-12-72-41-16-29-16-67-16-90s0-57 16-86c17-29 47-42 72-42 27 0 56 14 72 42 17 28 17 63 17 86s0 58-15 85c-14 28-41 46-74 46z">
                <text:p/>
              </draw:path>
              <draw:path draw:style-name="gr2" draw:text-style-name="P4" draw:layer="layout" svg:width="0.206cm" svg:height="0.289cm" svg:x="5.613cm" svg:y="1.263cm" svg:viewBox="0 0 207 290" svg:d="M110 160c14 4 66 13 66 58 0 32-23 57-72 57-52 0-75-36-88-88-2-9-2-11-9-11s-7 4-7 15c0 28 0 56 0 84 0 11 0 15 7 15 2 0 4 0 15-13 1-2 1-2 12-14 29 27 58 27 70 27 72 0 103-42 103-89 0-32-20-52-27-59-22-20-45-25-72-30-36-8-77-15-77-53 0-21 16-46 70-46 70 0 72 55 74 75 0 6 4 4 7 6 9 0 9-2 9-15 0-21 0-43 0-65 0-10 0-14-7-14-4 0-4 0-13 7-2 4-9 9-11 11-23-18-50-18-59-18-78 0-101 43-101 77 0 22 9 40 27 54 20 16 38 20 83 29z">
                <text:p/>
              </draw:path>
              <draw:path draw:style-name="gr2" draw:text-style-name="P4" draw:layer="layout" svg:width="0.197cm" svg:height="0.395cm" svg:x="5.852cm" svg:y="1.157cm" svg:viewBox="0 0 198 396" svg:d="M99 137c30 0 60 0 90 0 0-7 0-13 0-20-30 0-60 0-90 0 0-39 0-78 0-117-5 0-11 0-16 0-2 52-20 121-83 122 0 5 0 10 0 15 18 0 36 0 54 0 0 58 0 116 0 174 0 77 59 85 83 85 45 0 61-45 61-85 0-12 0-24 0-36-5 0-10 0-14 0 0 12 0 23 0 34 0 47-20 71-44 71-41 0-41-58-41-69 0-58 0-116 0-174z">
                <text:p/>
              </draw:path>
              <draw:path draw:style-name="gr2" draw:text-style-name="P4" draw:layer="layout" svg:width="0.134cm" svg:height="0.422cm" svg:x="6.108cm" svg:y="1.123cm" svg:viewBox="0 0 135 423" svg:d="M92 144c-30 2-60 5-90 7 0 7 0 13 0 20 41 0 47 3 47 34 0 57 0 114 0 171 0 27-6 27-49 27 0 6 0 13 0 20 20 0 54-2 70-2 22 0 43 2 65 2 0-7 0-14 0-20-41 0-43-2-43-27 0-77 0-155 0-232zM94 34c0-20-17-34-35-34-19 0-32 18-32 34s13 34 32 34c18 0 35-14 35-34z">
                <text:p/>
              </draw:path>
              <draw:path draw:style-name="gr2" draw:text-style-name="P4" draw:layer="layout" svg:width="0.139cm" svg:height="0.436cm" svg:x="6.284cm" svg:y="1.109cm" svg:viewBox="0 0 140 437" svg:d="M90 0c-30 2-60 4-90 5 0 7 0 14 0 20 43 0 49 6 49 36 0 110 0 220 0 329 0 27-8 27-49 27 0 7 0 13 0 20 20 0 55-2 70-2s47 2 70 2c0-7 0-13 0-20-43 0-50 0-50-27 0-130 0-260 0-390z">
                <text:p/>
              </draw:path>
              <draw:path draw:style-name="gr2" draw:text-style-name="P4" draw:layer="layout" svg:width="0.244cm" svg:height="0.289cm" svg:x="6.455cm" svg:y="1.263cm" svg:viewBox="0 0 245 290" svg:d="M54 124c4-95 58-110 79-110 65 0 70 85 70 110-49 0-99 0-149 0zM54 137c59 0 118 0 176 0 13 0 15 0 15-13 0-63-34-124-112-124-74 0-133 65-133 144 0 84 67 146 140 146 78 0 105-71 105-83 0-6-4-7-7-7-6 0-8 3-9 9-22 64-80 64-85 64-32 0-58-18-72-41-18-31-18-72-18-95z">
                <text:p/>
              </draw:path>
              <draw:path draw:style-name="gr2" draw:text-style-name="P4" draw:layer="layout" svg:width="0.139cm" svg:height="0.63cm" svg:x="0.149cm" svg:y="2.021cm" svg:viewBox="0 0 140 631" svg:d="M137 23c3-7 3-9 3-10 0-8-5-13-12-13-6 0-9 2-15 14-36 97-73 193-109 290-2 4-4 7-4 11 0 2 0 3 4 11 36 96 73 193 109 289 4 7 6 16 15 16 7 0 12-5 12-12 0-2 0-4-3-11-37-98-75-196-112-293 37-97 75-194 112-292z">
                <text:p/>
              </draw:path>
              <draw:path draw:style-name="gr2" draw:text-style-name="P4" draw:layer="layout" svg:width="0.517cm" svg:height="0.285cm" svg:x="0.343cm" svg:y="2.215cm" svg:viewBox="0 0 518 286" svg:d="M38 241c-2 11-6 25-6 27 0 13 9 18 18 18 8 0 18-5 24-18 0-2 7-31 12-47 5-19 9-38 13-57 4-13 7-27 11-42 3-10 7-28 9-32 9-20 43-76 102-76 29 0 35 24 35 44 0 16-4 34-9 52-6 24-12 49-18 73-5 17-9 33-13 49-4 13-9 34-9 36 0 13 9 18 20 18 18 0 23-16 27-36 9-36 32-128 38-153 1-7 36-83 104-83 29 0 34 20 34 44 0 36-25 107-38 142-7 14-9 21-9 34 0 30 22 52 53 52 59 0 82-92 82-97 0-7-5-7-7-7-7 0-7 1-11 12-9 33-28 78-63 78-10 0-16-6-16-20 0-16 6-33 11-45 13-34 40-104 40-140 0-40-27-67-74-67-48 0-79 27-103 61 0-9-2-30-20-45-16-12-36-16-52-16-57 0-88 40-99 54-2-36-29-54-57-54-29 0-42 23-47 36-11 22-20 59-20 61 0 6 5 4 7 6 7 0 7 0 11-15 11-45 23-74 47-74 11 0 20 4 20 29 0 13-2 20-11 52-12 49-24 97-36 146z">
                <text:p/>
              </draw:path>
              <draw:path draw:style-name="gr2" draw:text-style-name="P4" draw:layer="layout" svg:width="0.231cm" svg:height="0.285cm" svg:x="0.914cm" svg:y="2.215cm" svg:viewBox="0 0 232 286" svg:d="M214 43c-18 0-30 15-30 27 0 9 5 20 19 20 15 0 29-11 29-36 0-29-27-54-75-54-83 0-107 65-107 92 0 48 47 59 65 63 33 5 67 12 67 48 0 16-16 69-92 69-9 0-58 0-72-33 25 2 40-16 40-34 0-14-9-22-24-22-16 0-34 13-34 42 0 36 36 61 90 61 103 0 128-77 128-104 0-24-13-40-20-47-18-18-36-22-63-27-23-5-49-9-49-38 0-18 15-56 71-56 16 0 48 4 57 29z">
                <text:p/>
              </draw:path>
              <draw:path draw:style-name="gr2" draw:text-style-name="P4" draw:layer="layout" svg:width="0.141cm" svg:height="0.63cm" svg:x="1.211cm" svg:y="2.021cm" svg:viewBox="0 0 142 631" svg:d="M139 326c3-8 3-9 3-11s0-4-3-11c-37-97-74-193-110-290-6-10-10-14-16-14-7 0-13 5-13 13 0 1 0 1 4 9 37 97 74 195 111 293-37 97-74 194-111 291-4 7-4 9-4 13 0 7 7 12 13 12 9 0 10-7 14-12 37-98 74-196 112-293z">
                <text:p/>
              </draw:path>
              <draw:path draw:style-name="gr2" draw:text-style-name="P4" draw:layer="layout" svg:width="0.42cm" svg:height="0.146cm" svg:x="1.634cm" svg:y="2.262cm" svg:viewBox="0 0 421 147" svg:d="M400 25c9 0 21 0 21-12 0-13-12-13-21-13-126 0-252 0-378 0-9 0-22 0-22 13 0 12 13 12 22 12 126 0 252 0 378 0zM400 147c9 0 21 0 21-12 0-13-12-13-21-13-126 0-252 0-378 0-9 0-22 0-22 13 0 12 13 12 22 12 126 0 252 0 378 0z">
                <text:p/>
              </draw:path>
              <draw:path draw:style-name="gr2" draw:text-style-name="P4" draw:layer="layout" svg:width="0.532cm" svg:height="0.431cm" svg:x="2.289cm" svg:y="2.062cm" svg:viewBox="0 0 533 432" svg:d="M130 14c-6-14-8-14-22-14-36 0-72 0-108 0 0 7 0 13 0 20 5 0 11 0 16 0 49 0 51 7 51 30 0 105 0 210 0 315 0 18 0 47-67 47 0 6 0 13 0 20 23 0 53-2 74-2 20 0 52 2 75 2 0-7 0-14 0-20-66 0-66-29-66-47 0-113 0-227 0-340 0 0 1 0 2 0 50 131 100 262 151 392 3 9 7 15 12 15 8 0 9-6 13-13 52-133 103-266 155-399 0 0 1 0 2 0 0 121 0 242 0 363 0 22-2 29-51 29-5 0-11 0-16 0 0 6 0 13 0 20 23-2 67-2 92-2s66 0 90 2c0-7 0-14 0-20-5 0-10 0-15 0-48 0-50-7-50-29 0-111 0-222 0-333 0-23 2-30 50-30 5 0 10 0 15 0 0-7 0-13 0-20-36 0-71 0-106 0-17 0-17 2-22 13-46 118-92 237-139 356-45-118-91-237-136-355z">
                <text:p/>
              </draw:path>
              <draw:path draw:style-name="gr2" draw:text-style-name="P4" draw:layer="layout" svg:width="0.134cm" svg:height="0.422cm" svg:x="2.866cm" svg:y="2.071cm" svg:viewBox="0 0 135 423" svg:d="M92 144c-30 2-60 5-90 7 0 7 0 13 0 20 41 0 47 3 47 34 0 56 0 113 0 169 0 29-6 29-49 29 0 6 0 13 0 20 20 0 54-2 70-2 22 0 43 2 65 2 0-7 0-14 0-20-41 0-43-4-43-27 0-77 0-155 0-232zM94 34c0-21-17-34-35-34s-32 18-32 34 14 33 32 33 35-13 35-33z">
                <text:p/>
              </draw:path>
              <draw:path draw:style-name="gr2" draw:text-style-name="P4" draw:layer="layout" svg:width="0.318cm" svg:height="0.278cm" svg:x="3.041cm" svg:y="2.215cm" svg:viewBox="0 0 319 279" svg:d="M50 61c0 57 0 113 0 169 0 29-7 29-50 29 0 7 0 13 0 20 23 0 56-2 72-2s49 2 70 2c0-7 0-13 0-20-41 0-48 0-48-29 0-38 0-77 0-115 0-66 45-101 84-101 42 0 47 33 47 69 0 49 0 98 0 147 0 29-5 29-49 29 0 7 0 13 0 20 22 0 54-2 72-2 17 0 49 2 71 2 0-7 0-13 0-20-33 0-49 0-49-18 0-40 0-80 0-120 0-56 0-76-20-98-9-10-30-23-66-23-47 0-76 27-94 67 0-23 0-45 0-67-30 2-60 5-90 7 0 7 0 13 0 20 45 0 50 4 50 34z">
                <text:p/>
              </draw:path>
              <draw:path draw:style-name="gr2" draw:text-style-name="P4" draw:layer="layout" svg:width="0.134cm" svg:height="0.422cm" svg:x="3.394cm" svg:y="2.071cm" svg:viewBox="0 0 135 423" svg:d="M90 144c-29 2-59 5-88 7 0 7 0 13 0 20 41 0 47 3 47 34 0 56 0 113 0 169 0 29-8 29-49 29 0 6 0 13 0 20 20 0 54-2 70-2 22 0 43 2 65 2 0-7 0-14 0-20-41 0-45-4-45-27 0-77 0-155 0-232zM94 34c0-21-17-34-35-34-19 0-32 18-32 34s13 33 32 33c18 0 35-13 35-33z">
                <text:p/>
              </draw:path>
              <draw:path draw:style-name="gr2" draw:text-style-name="P4" draw:layer="layout" svg:width="0.494cm" svg:height="0.278cm" svg:x="3.568cm" svg:y="2.215cm" svg:viewBox="0 0 495 279" svg:d="M50 61c0 57 0 113 0 169 0 29-7 29-50 29 0 7 0 13 0 20 22 0 54-2 72-2 16 0 49 2 70 2 0-7 0-13 0-20-41 0-48 0-48-29 0-38 0-77 0-115 0-66 45-101 84-101 40 0 47 33 47 69 0 49 0 98 0 147 0 29-7 29-49 29 0 7 0 13 0 20 22 0 54-2 72-2 17 0 49 2 71 2 0-7 0-13 0-20-44 0-51 0-51-29 0-38 0-77 0-115 0-66 45-101 87-101 39 0 46 33 46 69 0 49 0 98 0 147 0 29-7 29-48 29 0 7 0 13 0 20 21 0 54-2 70-2s50 2 72 2c0-7 0-13 0-20-34 0-49 0-50-18 0-40 0-80 0-120 0-56 0-76-20-98-9-10-29-23-67-23-52 0-81 38-92 61-7-54-54-61-82-61-47 0-76 27-94 67 0-23 0-45 0-67-30 2-60 5-90 7 0 7 0 13 0 20 45 0 50 4 50 34z">
                <text:p/>
              </draw:path>
              <draw:path draw:style-name="gr2" draw:text-style-name="P4" draw:layer="layout" svg:width="0.318cm" svg:height="0.285cm" svg:x="4.078cm" svg:y="2.215cm" svg:viewBox="0 0 319 286" svg:d="M227 228c0 20 0 39 0 58 30-2 61-5 92-7 0-7 0-13 0-20-45 0-49-4-49-36 0-74 0-149 0-223-31 2-62 5-94 7 0 7 0 13 0 20 45 0 49 4 49 34 0 38 0 76 0 113 0 54-31 98-76 98-54 0-55-29-55-63 0-70 0-139 0-209-32 2-63 5-94 7 0 7 0 13 0 20 50 0 50 2 50 58 0 31 0 63 0 95 0 48 0 106 96 106 36 0 63-18 81-58z">
                <text:p/>
              </draw:path>
              <draw:path draw:style-name="gr2" draw:text-style-name="P4" draw:layer="layout" svg:width="0.494cm" svg:height="0.278cm" svg:x="4.429cm" svg:y="2.215cm" svg:viewBox="0 0 495 279" svg:d="M50 61c0 57 0 113 0 169 0 29-7 29-50 29 0 7 0 13 0 20 23 0 56-2 72-2s50 2 72 2c0-7 0-13 0-20-43 0-50 0-50-29 0-38 0-77 0-115 0-66 45-101 86-101 40 0 47 33 47 69 0 49 0 98 0 147 0 29-7 29-51 29 0 7 0 13 0 20 22 0 54-2 72-2 17 0 49 2 71 2 0-7 0-13 0-20-42 0-49 0-49-29 0-38 0-77 0-115 0-66 45-101 85-101 39 0 46 33 46 69 0 49 0 98 0 147 0 29-7 29-48 29 0 7 0 13 0 20 21 0 54-2 72-2 16 0 48 2 70 2 0-7 0-13 0-20-32 0-49 0-50-18 0-40 0-80 0-120 0-56 0-76-18-98-9-10-31-23-67-23-54 0-81 38-92 61-9-54-56-61-84-61-47 0-76 27-94 67 0-23 0-45 0-67-30 2-60 5-90 7 0 7 0 13 0 20 45 0 50 4 50 34z">
                <text:p/>
              </draw:path>
              <draw:path draw:style-name="gr2" draw:text-style-name="P4" draw:layer="layout" svg:width="0.206cm" svg:height="0.289cm" svg:x="5.168cm" svg:y="2.211cm" svg:viewBox="0 0 207 290" svg:d="M110 160c14 2 66 13 66 58 0 32-21 57-72 57-52 0-75-36-88-90-2-7-2-11-9-11s-7 6-7 17c0 27 0 55 0 82 0 11 0 17 7 17 2 0 4 0 15-13 1-2 1-4 12-14 29 27 58 27 70 27 74 0 103-44 103-89 0-34-20-52-27-59-22-21-45-25-72-30-36-8-77-17-77-53 0-21 16-48 70-48 70 0 72 57 74 77 0 6 4 4 7 6 9 0 9-4 9-15 0-21 0-43 0-65 0-10 0-14-7-14-4 0-4 0-13 7-2 2-9 7-11 11-23-18-50-18-59-18-78 0-101 41-101 77 0 22 9 40 27 54 20 16 38 20 83 29z">
                <text:p/>
              </draw:path>
              <draw:path draw:style-name="gr2" draw:text-style-name="P4" draw:layer="layout" svg:width="0.244cm" svg:height="0.289cm" svg:x="5.415cm" svg:y="2.211cm" svg:viewBox="0 0 245 290" svg:d="M52 124c4-95 58-111 79-111 65 0 71 86 71 111-50 0-100 0-150 0zM52 137c59 0 118 0 177 0 14 0 16 0 16-13 0-63-34-124-114-124-73 0-131 65-131 144 0 84 67 146 139 146 77 0 106-71 106-83 0-6-6-7-9-7-6 0-7 3-9 9-22 64-78 64-85 64-32 0-57-18-72-41-18-31-18-72-18-95z">
                <text:p/>
              </draw:path>
              <draw:path draw:style-name="gr2" draw:text-style-name="P4" draw:layer="layout" svg:width="0.31cm" svg:height="0.4cm" svg:x="5.696cm" svg:y="2.215cm" svg:viewBox="0 0 311 401" svg:d="M90 41c0-13 0-27 0-41-30 2-60 5-90 7 0 7 0 13 0 20 45 0 49 4 49 31 0 98 0 196 0 295 0 28-8 28-49 28 0 7 0 13 0 20 22 0 54-2 70-2 18 0 51 2 72 2 0-7 0-13 0-20-43 0-50 0-50-28 0-36 0-71 0-107 0-1 0-3 0-5 3 11 30 45 79 45 76 0 140-63 140-144 0-79-61-142-131-142-50 0-77 27-90 41zM92 207c0-47 0-94 0-140 20-33 50-51 83-51 45 0 84 54 84 126 0 77-45 130-92 130-25 0-48-13-66-38-9-15-9-15-9-27z">
                <text:p/>
              </draw:path>
              <draw:path draw:style-name="gr2" draw:text-style-name="P4" draw:layer="layout" svg:width="0.283cm" svg:height="0.289cm" svg:x="6.056cm" svg:y="2.211cm" svg:viewBox="0 0 284 290" svg:d="M184 234c3 25 19 52 50 52 13 0 50-9 50-59 0-12 0-24 0-36-4 0-9 0-14 0 0 12 0 24 0 36 0 36-16 39-23 39-22 0-24-29-24-30 0-43 0-86 0-128 0-25 0-50-23-74-24-25-56-34-87-34-52 0-95 29-95 70 0 20 13 31 29 31 18 0 29-13 29-29 0-7-2-29-31-29 16-23 47-30 68-30 31 0 67 25 67 81 0 7 0 15 0 23-32 2-77 4-117 23-47 22-63 54-63 83 0 50 61 67 101 67 41 0 72-26 83-56zM180 131c0 21 0 42 0 63 0 60-47 81-74 81-32 0-57-21-57-54 0-34 27-86 131-90z">
                <text:p/>
              </draw:path>
              <draw:path draw:style-name="gr2" draw:text-style-name="P4" draw:layer="layout" svg:width="0.211cm" svg:height="0.278cm" svg:x="6.363cm" svg:y="2.215cm" svg:viewBox="0 0 212 279" svg:d="M88 68c0-22 0-45 0-68-29 2-59 5-88 7 0 7 0 13 0 20 43 0 49 4 49 34 0 57 0 113 0 169 0 29-8 29-49 29 0 7 0 13 0 20 23 0 54-2 72-2 25 0 54 0 79 2 0-7 0-13 0-20-4 0-8 0-12 0-47 0-49-7-49-29 0-32 0-65 0-97 0-63 27-119 76-119 3 0 5 0 7 0-2 0-15 8-15 26 0 16 13 27 27 27 11 0 27-9 27-29s-19-38-46-38c-47 0-71 41-78 68z">
                <text:p/>
              </draw:path>
              <draw:path draw:style-name="gr2" draw:text-style-name="P4" draw:layer="layout" svg:width="0.285cm" svg:height="0.289cm" svg:x="6.619cm" svg:y="2.211cm" svg:viewBox="0 0 286 290" svg:d="M185 234c2 25 18 52 49 52 13 0 52-9 52-59 0-12 0-24 0-36-5 0-11 0-16 0 0 12 0 24 0 36 0 36-16 39-23 39-20 0-24-29-24-30 0-43 0-86 0-128 0-25 0-50-21-74-26-25-58-34-87-34-52 0-97 29-97 70 0 20 14 31 31 31 16 0 28-13 28-29 0-7-3-29-32-29 16-23 49-30 68-30 31 0 67 25 67 81 0 7 0 15 0 23-32 2-76 4-117 23-47 22-63 54-63 83 0 50 61 67 103 67 41 0 70-26 82-56zM180 131c0 21 0 42 0 63 0 60-45 81-74 81-30 0-57-21-57-54 0-34 27-86 131-90z">
                <text:p/>
              </draw:path>
              <draw:path draw:style-name="gr2" draw:text-style-name="P4" draw:layer="layout" svg:width="0.197cm" svg:height="0.395cm" svg:x="6.921cm" svg:y="2.105cm" svg:viewBox="0 0 198 396" svg:d="M97 137c30 0 60 0 90 0 0-7 0-13 0-20-30 0-60 0-90 0 0-39 0-78 0-117-5 0-11 0-16 0 0 52-20 119-81 122 0 5 0 10 0 15 18 0 36 0 54 0 0 57 0 115 0 172 0 79 58 87 81 87 45 0 63-45 63-87 0-12 0-24 0-36-5 0-11 0-16 0 0 12 0 24 0 36 0 47-18 71-42 71-43 0-43-58-43-69 0-58 0-116 0-174z">
                <text:p/>
              </draw:path>
              <draw:path draw:style-name="gr2" draw:text-style-name="P4" draw:layer="layout" svg:width="0.136cm" svg:height="0.422cm" svg:x="7.175cm" svg:y="2.071cm" svg:viewBox="0 0 137 423" svg:d="M92 144c-30 2-59 5-88 7 0 7 0 13 0 20 41 0 46 3 46 34 0 56 0 113 0 169 0 29-7 29-50 29 0 6 0 13 0 20 22 0 56-2 70-2 22 0 45 2 67 2 0-7 0-14 0-20-43 0-45-4-45-27 0-77 0-155 0-232zM94 34c0-21-15-34-33-34-20 0-34 18-34 34s14 33 34 33c18 0 33-13 33-33z">
                <text:p/>
              </draw:path>
              <draw:path draw:style-name="gr2" draw:text-style-name="P4" draw:layer="layout" svg:width="0.28cm" svg:height="0.289cm" svg:x="7.348cm" svg:y="2.211cm" svg:viewBox="0 0 281 290" svg:d="M281 147c0-80-63-147-141-147-79 0-140 68-140 147 0 81 67 143 140 143 78 0 141-63 141-143zM140 273c-27 0-54-12-72-41-14-29-14-67-14-90 0-25 0-59 14-86 17-29 47-43 72-43 27 0 56 14 72 41 17 27 17 65 17 88s0 58-15 85c-14 28-41 46-74 46z">
                <text:p/>
              </draw:path>
              <draw:path draw:style-name="gr2" draw:text-style-name="P4" draw:layer="layout" svg:width="0.318cm" svg:height="0.278cm" svg:x="7.666cm" svg:y="2.215cm" svg:viewBox="0 0 319 279" svg:d="M50 61c0 57 0 113 0 169 0 29-7 29-50 29 0 7 0 13 0 20 23 0 56-2 72-2s50 2 72 2c0-7 0-13 0-20-43 0-50 0-50-29 0-38 0-77 0-115 0-66 45-101 86-101 40 0 47 33 47 69 0 49 0 98 0 147 0 29-7 29-51 29 0 7 0 13 0 20 22 0 54-2 72-2 17 0 49 2 71 2 0-7 0-13 0-20-33 0-49 0-49-18 0-40 0-80 0-120 0-56 0-76-20-98-9-10-30-23-66-23-47 0-76 27-94 67 0-23 0-45 0-67-30 2-60 5-90 7 0 7 0 13 0 20 45 0 50 4 50 34z">
                <text:p/>
              </draw:path>
              <draw:path draw:style-name="gr2" draw:text-style-name="P4" draw:layer="layout" svg:width="0.285cm" svg:height="0.289cm" svg:x="8.235cm" svg:y="2.211cm" svg:viewBox="0 0 286 290" svg:d="M185 234c2 25 18 52 49 52 13 0 52-9 52-59 0-12 0-24 0-36-5 0-11 0-16 0 0 12 0 24 0 36 0 36-16 39-23 39-20 0-24-29-24-30 0-43 0-86 0-128 0-25 0-50-21-74-26-25-58-34-87-34-52 0-95 29-95 70 0 20 12 31 29 31 18 0 28-13 28-29 0-7-3-29-32-29 16-23 49-30 68-30 31 0 67 25 67 81 0 7 0 15 0 23-32 2-76 4-117 23-47 22-63 54-63 83 0 50 61 67 103 67 41 0 70-26 82-56zM180 131c0 21 0 42 0 63 0 60-45 81-74 81-30 0-57-21-57-54 0-34 27-86 131-90z">
                <text:p/>
              </draw:path>
              <draw:path draw:style-name="gr2" draw:text-style-name="P4" draw:layer="layout" svg:width="0.24cm" svg:height="0.289cm" svg:x="8.546cm" svg:y="2.211cm" svg:viewBox="0 0 241 290" svg:d="M52 144c0-103 52-130 87-130 5 0 45 2 66 24-25 3-29 21-29 30 0 17 11 29 29 29 16 0 29-11 29-30 0-44-47-67-97-67-78 0-137 68-137 146 0 81 63 144 137 144 84 0 104-77 104-83s-5-6-7-6c-7 0-7 2-9 6-18 59-59 66-83 66-34 0-90-27-90-129z">
                <text:p/>
              </draw:path>
              <draw:path draw:style-name="gr2" draw:text-style-name="P4" draw:layer="layout" svg:width="0.318cm" svg:height="0.438cm" svg:x="8.809cm" svg:y="2.055cm" svg:viewBox="0 0 319 439" svg:d="M49 390c0 29-8 29-49 29 0 7 0 13 0 20 22 0 54-2 72-2 16 0 49 2 70 2 0-7 0-13 0-20-43 0-48 0-48-29 0-38 0-76 0-115 0-66 45-101 84-101 40 0 47 33 47 69 0 49 0 98 0 147 0 29-7 29-49 29 0 7 0 13 0 20 22 0 54-2 71-2 16 0 50 2 72 2 0-7 0-13 0-20-35 0-49 0-51-18 0-40 0-80 0-120 0-56 0-76-20-98-9-10-28-23-66-23-52 0-79 38-90 61 0-74 0-147 0-221-31 2-61 5-92 7 0 7 0 13 0 20 45 0 49 5 49 36 0 109 0 218 0 327z">
                <text:p/>
              </draw:path>
              <draw:path draw:style-name="gr2" draw:text-style-name="P4" draw:layer="layout" svg:width="0.134cm" svg:height="0.422cm" svg:x="9.162cm" svg:y="2.071cm" svg:viewBox="0 0 135 423" svg:d="M90 144c-29 2-59 5-88 7 0 7 0 13 0 20 41 0 47 3 47 34 0 56 0 113 0 169 0 29-8 29-49 29 0 6 0 13 0 20 20 0 54-2 68-2 22 0 45 2 67 2 0-7 0-14 0-20-41 0-45-4-45-27 0-77 0-155 0-232zM94 34c0-21-17-34-35-34-19 0-34 18-34 34s15 33 34 33c18 0 35-13 35-33z">
                <text:p/>
              </draw:path>
              <draw:path draw:style-name="gr2" draw:text-style-name="P4" draw:layer="layout" svg:width="0.244cm" svg:height="0.289cm" svg:x="9.333cm" svg:y="2.211cm" svg:viewBox="0 0 245 290" svg:d="M54 124c4-95 58-111 77-111 67 0 72 86 72 111-49 0-99 0-149 0zM54 137c59 0 118 0 176 0 13 0 15 0 15-13 0-63-34-124-114-124-72 0-131 65-131 144 0 84 67 146 140 146 78 0 105-71 105-83 0-6-4-7-7-7-6 0-8 3-9 9-22 64-80 64-85 64-32 0-58-18-72-41-18-31-18-72-18-95z">
                <text:p/>
              </draw:path>
              <draw:path draw:style-name="gr2" draw:text-style-name="P4" draw:layer="layout" svg:width="0.309cm" svg:height="0.278cm" svg:x="9.608cm" svg:y="2.222cm" svg:viewBox="0 0 310 279" svg:d="M252 61c5-14 16-41 58-41 0-7 0-13 0-20-15 0-33 2-47 2-16 0-45-2-56-2 0 7 0 13 0 20 23 0 31 14 31 27 0 5-2 7-4 14-22 54-43 108-65 162-23-59-47-117-70-176-4-9-2-7-4-11 0-16 24-16 36-16 0-7 0-13 0-20-19 0-54 2-70 2s-41-2-61-2c0 7 0 13 0 20 41 0 43 3 50 23 31 75 62 149 92 223 4 9 5 13 13 13s11-6 14-13c28-68 55-137 83-205z">
                <text:p/>
              </draw:path>
              <draw:path draw:style-name="gr2" draw:text-style-name="P4" draw:layer="layout" svg:width="0.244cm" svg:height="0.289cm" svg:x="9.93cm" svg:y="2.211cm" svg:viewBox="0 0 245 290" svg:d="M54 124c4-95 56-111 77-111 67 0 72 86 72 111-49 0-99 0-149 0zM52 137c59 0 118 0 177 0 14 0 16 0 16-13 0-63-34-124-114-124-72 0-131 65-131 144 0 84 67 146 140 146 76 0 105-71 105-83 0-6-6-7-7-7-6 0-8 3-9 9-22 64-80 64-85 64-32 0-58-18-72-41-20-31-20-72-20-95z">
                <text:p/>
              </draw:path>
              <draw:path draw:style-name="gr2" draw:text-style-name="P4" draw:layer="layout" svg:width="0.31cm" svg:height="0.445cm" svg:x="10.217cm" svg:y="2.055cm" svg:viewBox="0 0 311 446" svg:d="M218 405c0 13 0 27 0 41 31-2 62-5 93-7 0-7 0-13 0-20-45 0-50-4-50-36 0-128 0-255 0-383-30 2-60 5-90 7 0 7 0 13 0 20 43 0 49 5 49 36 0 46 0 91 0 137-18-24-45-40-80-40-75 0-140 61-140 144 0 79 61 142 133 142 42 0 69-22 85-41zM218 236c0 43 0 86 0 129 0 11 0 13-7 23-18 29-47 44-74 44-29 0-52-17-67-40-16-27-18-63-18-88 0-23 0-61 20-90 13-20 36-40 70-40 24 0 49 9 69 38 7 11 7 11 7 24z">
                <text:p/>
              </draw:path>
            </draw:g>
          </draw:g>
          <draw:g>
            <svg:title>TexMaths</svg:title>
            <svg:desc>18§latex§\text{Mission Condition} = 
\left(
\begin{array}{c}
 \action{kb} \wedge \action{ht} \wedge \action{ms}\; \wedge \\
\slv{Operator} =_s (L_1,\set{Blue}) \wedge \\
\ilv{Sensor} =_i (q_1,\set{Blue,Black})
\end{array}
\right)§svg§600§FALSE§</svg:desc>
            <draw:g>
              <draw:path draw:style-name="gr1" draw:text-style-name="P3" draw:layer="layout" svg:width="17.389cm" svg:height="2.207cm" svg:x="0.162cm" svg:y="3.004cm" svg:viewBox="0 0 17390 2208" svg:d="M0 0c5797 0 11593 0 17390 0 0 736 0 1472 0 2208-5797 0-11593 0-17390 0 0-736 0-1472 0-2208z">
                <text:p/>
              </draw:path>
              <draw:path draw:style-name="gr2" draw:text-style-name="P4" draw:layer="layout" svg:width="0.532cm" svg:height="0.431cm" svg:x="0.153cm" svg:y="3.835cm" svg:viewBox="0 0 533 432" svg:d="M130 14c-6-14-9-14-24-14-35 0-71 0-106 0 0 7 0 13 0 20 5 0 10 0 14 0 49 0 51 7 51 29 0 105 0 211 0 316 0 16 0 47-65 47 0 6 0 13 0 20 22-2 53-2 74-2 20 0 52 0 74 2 0-7 0-14 0-20-65 0-65-31-65-47 0-113 0-227 0-340 51 131 102 262 153 392 3 9 7 15 12 15 8 0 9-6 11-13 52-133 105-266 157-399 0 120 0 241 0 361 0 24 0 31-51 31-4 0-9 0-14 0 0 6 0 13 0 20 23-2 67-2 92-2 24 0 66 0 90 2 0-7 0-14 0-20-6 0-11 0-16 0-49 0-49-7-49-31 0-111 0-222 0-332 0-22 0-29 49-29 5 0 10 0 16 0 0-7 0-13 0-20-36 0-71 0-106 0-18 0-18 0-22 13-46 118-92 236-139 354-45-118-91-235-136-353z">
                <text:p/>
              </draw:path>
              <draw:path draw:style-name="gr2" draw:text-style-name="P4" draw:layer="layout" svg:width="0.134cm" svg:height="0.422cm" svg:x="0.731cm" svg:y="3.844cm" svg:viewBox="0 0 135 423" svg:d="M90 144c-29 2-59 3-88 5 0 7 0 13 0 20 41 0 47 4 47 36 0 56 0 113 0 169 0 29-8 29-49 29 0 6 0 13 0 20 20-2 54-2 68-2 24 0 45 0 67 2 0-7 0-14 0-20-41 0-45-4-45-29 0-77 0-153 0-230zM94 32c0-19-17-32-35-32-19 0-34 16-34 32 0 18 15 35 34 35 18 0 35-13 35-35z">
                <text:p/>
              </draw:path>
              <draw:path draw:style-name="gr2" draw:text-style-name="P4" draw:layer="layout" svg:width="0.206cm" svg:height="0.29cm" svg:x="0.905cm" svg:y="3.983cm" svg:viewBox="0 0 207 291" svg:d="M112 162c14 2 64 12 64 57 0 33-21 58-70 58-54 0-75-36-88-90-2-7-4-11-9-11-9 0-9 6-9 16 0 28 0 56 0 83 0 11 0 16 7 16 4 0 4-1 16-12 2-2 2-4 13-15 27 26 56 27 70 27 72 0 101-43 101-88 0-34-18-52-25-61-22-20-47-25-74-29-34-7-77-16-77-52 0-21 16-48 72-48 68 0 72 57 73 77 0 5 6 5 8 5 7 0 7-3 7-16 0-21 0-42 0-63 0-11 0-16-6-16-3 0-5 0-12 9-2 2-9 7-11 9-25-18-50-18-59-18-78 0-103 43-103 79 0 22 11 40 27 54 22 16 40 20 85 29z">
                <text:p/>
              </draw:path>
              <draw:path draw:style-name="gr2" draw:text-style-name="P4" draw:layer="layout" svg:width="0.206cm" svg:height="0.29cm" svg:x="1.155cm" svg:y="3.983cm" svg:viewBox="0 0 207 291" svg:d="M110 162c14 2 66 12 66 57 0 33-21 58-72 58-52 0-75-36-88-90-2-7-2-11-7-11-9 0-9 6-9 16 0 28 0 56 0 83 0 11 0 16 7 16 4 0 4-1 16-12 0-2 0-4 13-15 27 26 56 27 68 27 74 0 103-43 103-88 0-34-20-52-27-61-20-20-45-25-72-29-36-7-77-16-77-52 0-21 16-48 70-48 70 0 74 57 74 77 1 5 7 5 9 5 7 0 7-3 7-16 0-21 0-42 0-63 0-11 0-16-7-16-4 0-4 0-13 9-2 2-7 7-11 9-23-18-50-18-59-18-78 0-101 43-101 79 0 22 11 40 27 54 20 16 38 20 83 29z">
                <text:p/>
              </draw:path>
              <draw:path draw:style-name="gr2" draw:text-style-name="P4" draw:layer="layout" svg:width="0.134cm" svg:height="0.422cm" svg:x="1.406cm" svg:y="3.844cm" svg:viewBox="0 0 135 423" svg:d="M90 144c-29 2-59 3-88 5 0 7 0 13 0 20 41 0 47 4 47 36 0 56 0 113 0 169 0 29-8 29-49 29 0 6 0 13 0 20 20-2 54-2 68-2 24 0 45 0 67 2 0-7 0-14 0-20-41 0-45-4-45-29 0-77 0-153 0-230zM94 32c0-19-17-32-35-32-19 0-34 16-34 32 0 18 15 35 34 35 18 0 35-13 35-35z">
                <text:p/>
              </draw:path>
              <draw:path draw:style-name="gr2" draw:text-style-name="P4" draw:layer="layout" svg:width="0.28cm" svg:height="0.29cm" svg:x="1.577cm" svg:y="3.983cm" svg:viewBox="0 0 281 291" svg:d="M281 149c0-81-63-149-141-149-77 0-140 70-140 149 0 81 67 142 140 142 78 0 141-63 141-142zM140 275c-27 0-54-12-72-43-14-27-14-67-14-88 0-25 0-59 14-86 18-29 47-44 72-44 29 0 56 15 72 42 17 27 17 63 17 88 0 21 0 56-15 84-12 29-41 47-74 47z">
                <text:p/>
              </draw:path>
              <draw:path draw:style-name="gr2" draw:text-style-name="P4" draw:layer="layout" svg:width="0.316cm" svg:height="0.278cm" svg:x="1.897cm" svg:y="3.988cm" svg:viewBox="0 0 317 279" svg:d="M49 61c0 56 0 113 0 169 0 29-8 29-49 29 0 7 0 13 0 20 22-2 54-2 70-2s51 0 72 2c0-7 0-13 0-20-43 0-50 0-50-29 0-39 0-78 0-117 0-64 45-100 86-100 40 0 47 34 47 70 0 49 0 98 0 147 0 29-7 29-50 29 0 7 0 13 0 20 23-2 54-2 72-2 16 0 48 0 70 2 0-7 0-13 0-20-33 0-49 0-49-20 0-40 0-80 0-120 0-54 0-74-20-96-9-10-28-23-66-23-47 0-76 27-94 65 0-22 0-43 0-65-29 2-59 4-88 5 0 7 0 14 0 20 43 0 49 6 49 36z">
                <text:p/>
              </draw:path>
              <draw:path draw:style-name="gr2" draw:text-style-name="P4" draw:layer="layout" svg:width="0.384cm" svg:height="0.459cm" svg:x="2.473cm" svg:y="3.821cm" svg:viewBox="0 0 385 460" svg:d="M0 230c0 130 103 230 221 230 103 0 164-88 164-161 0-8 0-11-7-11s-7 3-7 11c-6 89-74 142-142 142-40 0-162-22-162-211s122-210 162-210c68 0 124 57 136 149 2 9 2 11 11 11s9-2 9-15c0-49 0-99 0-149 0-11 0-16-5-16-4 0-6 0-11 7-11 16-22 31-32 47-24-22-56-54-116-54-118 0-221 101-221 230z">
                <text:p/>
              </draw:path>
              <draw:path draw:style-name="gr2" draw:text-style-name="P4" draw:layer="layout" svg:width="0.28cm" svg:height="0.29cm" svg:x="2.912cm" svg:y="3.983cm" svg:viewBox="0 0 281 291" svg:d="M281 149c0-81-63-149-141-149-79 0-140 70-140 149 0 81 67 142 140 142 78 0 141-63 141-142zM140 275c-27 0-54-12-72-43-14-27-14-67-14-88 0-25 0-59 14-86 17-29 47-44 72-44 27 0 56 15 72 42 17 27 17 63 17 88 0 21 0 56-15 84-14 29-41 47-74 47z">
                <text:p/>
              </draw:path>
              <draw:path draw:style-name="gr2" draw:text-style-name="P4" draw:layer="layout" svg:width="0.318cm" svg:height="0.278cm" svg:x="3.231cm" svg:y="3.988cm" svg:viewBox="0 0 319 279" svg:d="M50 61c0 56 0 113 0 169 0 29-7 29-50 29 0 7 0 13 0 20 23-2 56-2 72-2s50 0 72 2c0-7 0-13 0-20-43 0-50 0-50-29 0-39 0-78 0-117 0-64 45-100 86-100 40 0 47 34 47 70 0 49 0 98 0 147 0 29-7 29-51 29 0 7 0 13 0 20 22-2 54-2 72-2 17 0 49 0 71 2 0-7 0-13 0-20-33 0-49 0-49-20 0-40 0-80 0-120 0-54 0-74-20-96-9-10-30-23-66-23-47 0-76 27-94 65 0-22 0-43 0-65-30 2-60 4-90 5 0 7 0 14 0 20 45 0 50 6 50 36z">
                <text:p/>
              </draw:path>
              <draw:path draw:style-name="gr2" draw:text-style-name="P4" draw:layer="layout" svg:width="0.312cm" svg:height="0.445cm" svg:x="3.583cm" svg:y="3.828cm" svg:viewBox="0 0 313 446" svg:d="M220 405c0 13 0 27 0 41 31-2 62-5 93-7 0-7 0-13 0-20-45 0-50-5-50-36 0-128 0-255 0-383-30 2-60 5-90 7 0 7 0 13 0 20 43 0 48 4 48 34 0 46 0 91 0 137-18-22-45-38-79-38-75 0-142 61-142 142s63 144 135 144c40 0 68-22 85-41zM220 234c0 43 0 86 0 129 0 13 0 13-8 24-18 30-46 45-73 45-29 0-53-17-67-42-16-25-18-61-18-86 0-23 0-61 18-90 14-20 38-41 72-41 22 0 49 10 68 37 8 11 8 13 8 24z">
                <text:p/>
              </draw:path>
              <draw:path draw:style-name="gr2" draw:text-style-name="P4" draw:layer="layout" svg:width="0.136cm" svg:height="0.422cm" svg:x="3.934cm" svg:y="3.844cm" svg:viewBox="0 0 137 423" svg:d="M92 144c-30 2-59 3-88 5 0 7 0 13 0 20 41 0 46 4 46 36 0 56 0 113 0 169 0 29-7 29-50 29 0 6 0 13 0 20 22-2 56-2 70-2 22 0 45 0 67 2 0-7 0-14 0-20-43 0-45-4-45-29 0-77 0-153 0-230zM94 32c0-19-15-32-33-32-20 0-34 16-34 32 0 18 14 35 34 35 18 0 33-13 33-35z">
                <text:p/>
              </draw:path>
              <draw:path draw:style-name="gr2" draw:text-style-name="P4" draw:layer="layout" svg:width="0.197cm" svg:height="0.395cm" svg:x="4.102cm" svg:y="3.878cm" svg:viewBox="0 0 198 396" svg:d="M97 135c30 0 60 0 90 0 0-7 0-13 0-20-30 0-60 0-90 0 0-38 0-77 0-115-5 0-11 0-16 0 0 52-20 119-81 122 0 4 0 9 0 13 18 0 36 0 54 0 0 58 0 116 0 174 0 78 59 87 81 87 45 0 63-45 63-87 0-12 0-24 0-36-5 0-11 0-16 0 0 12 0 24 0 36 0 47-18 70-42 70-43 0-43-57-43-68 0-59 0-117 0-176z">
                <text:p/>
              </draw:path>
              <draw:path draw:style-name="gr2" draw:text-style-name="P4" draw:layer="layout" svg:width="0.134cm" svg:height="0.422cm" svg:x="4.357cm" svg:y="3.844cm" svg:viewBox="0 0 135 423" svg:d="M90 144c-29 2-59 3-88 5 0 7 0 13 0 20 41 0 47 4 47 36 0 56 0 113 0 169 0 29-8 29-49 29 0 6 0 13 0 20 20-2 54-2 68-2 24 0 45 0 67 2 0-7 0-14 0-20-41 0-45-4-45-29 0-77 0-153 0-230zM94 32c0-19-17-32-35-32-19 0-34 16-34 32 0 18 15 35 34 35 18 0 35-13 35-35z">
                <text:p/>
              </draw:path>
              <draw:path draw:style-name="gr2" draw:text-style-name="P4" draw:layer="layout" svg:width="0.28cm" svg:height="0.29cm" svg:x="4.528cm" svg:y="3.983cm" svg:viewBox="0 0 281 291" svg:d="M281 149c0-81-63-149-141-149-77 0-140 70-140 149 0 81 67 142 140 142 78 0 141-63 141-142zM140 275c-27 0-54-12-72-43-14-27-14-67-14-88 0-25 0-59 14-86 18-29 47-44 72-44 29 0 56 15 72 42 17 27 17 63 17 88 0 21 0 56-15 84-14 29-41 47-74 47z">
                <text:p/>
              </draw:path>
              <draw:path draw:style-name="gr2" draw:text-style-name="P4" draw:layer="layout" svg:width="0.316cm" svg:height="0.278cm" svg:x="4.849cm" svg:y="3.988cm" svg:viewBox="0 0 317 279" svg:d="M49 61c0 56 0 113 0 169 0 29-8 29-49 29 0 7 0 13 0 20 22-2 54-2 70-2s51 0 72 2c0-7 0-13 0-20-43 0-50 0-50-29 0-39 0-78 0-117 0-64 45-100 86-100 40 0 47 34 47 70 0 49 0 98 0 147 0 29-7 29-50 29 0 7 0 13 0 20 23-2 54-2 72-2 16 0 48 0 70 2 0-7 0-13 0-20-33 0-49 0-49-20 0-40 0-80 0-120 0-54 0-74-20-96-9-10-28-23-66-23-47 0-76 27-94 65 0-22 0-43 0-65-29 2-59 4-88 5 0 7 0 14 0 20 43 0 49 6 49 36z">
                <text:p/>
              </draw:path>
              <draw:path draw:style-name="gr2" draw:text-style-name="P4" draw:layer="layout" svg:width="0.42cm" svg:height="0.146cm" svg:x="5.425cm" svg:y="4.035cm" svg:viewBox="0 0 421 147" svg:d="M400 25c9 0 21 0 21-12 0-13-12-13-21-13-126 0-252 0-378 0-9 0-22 0-22 13 0 12 13 12 22 12 126 0 252 0 378 0zM400 147c9 0 21 0 21-12 0-13-12-13-21-13-126 0-252 0-378 0-9 0-22 0-22 13 0 12 13 12 22 12 126 0 252 0 378 0z">
                <text:p/>
              </draw:path>
              <draw:path draw:style-name="gr2" draw:text-style-name="P4" draw:layer="layout" svg:width="0.348cm" svg:height="1.143cm" svg:x="6.276cm" svg:y="2.972cm" svg:viewBox="0 0 349 1144" svg:d="M54 1144c13 0 16 0 16-9 2-444 54-811 276-1121 3-5 2-4 3-7 0-7-3-7-14-7s-11 0-13 2-83 93-147 221c-83 165-135 358-159 588-2 20-16 151-16 300 0 9 0 17 0 26 2 7 5 7 18 7 12 0 24 0 36 0z">
                <text:p/>
              </draw:path>
              <draw:path draw:style-name="gr2" draw:text-style-name="P4" draw:layer="layout" svg:width="0.348cm" svg:height="1.143cm" svg:x="6.276cm" svg:y="4.101cm" svg:viewBox="0 0 349 1144" svg:d="M18 0c-13 0-16 0-18 7 0 9 0 17 0 25 0 387 70 612 90 677 43 140 113 287 218 419 9 10 13 13 14 14 2 1 2 2 13 2s14 0 14-7c-1-3 0-2-3-8-211-291-274-643-276-1120 0-9-3-9-16-9-12 0-24 0-36 0z">
                <text:p/>
              </draw:path>
              <draw:path draw:style-name="gr2" draw:text-style-name="P4" draw:layer="layout" svg:width="0.141cm" svg:height="0.632cm" svg:x="9.228cm" svg:y="3.028cm" svg:viewBox="0 0 142 633" svg:d="M139 25c3-7 3-9 3-12 0-8-5-13-12-13-6 0-11 4-15 14-37 97-74 195-111 292-2 3-4 7-4 10 0 2 0 4 4 11 37 97 74 193 111 290 2 7 6 16 15 16 7 0 12-7 12-13 0-3 0-3-3-10-38-98-75-196-112-294 37-97 74-194 112-291z">
                <text:p/>
              </draw:path>
              <draw:path draw:style-name="gr2" draw:text-style-name="P4" draw:layer="layout" svg:width="0.285cm" svg:height="0.445cm" svg:x="9.44cm" svg:y="3.064cm" svg:viewBox="0 0 286 446" svg:d="M146 7c0-2 0-7-7-7-15 0-62 5-78 5-5 2-12 2-12 13 0 9 5 9 16 9 29 0 30 4 30 11 0 4-1 8-1 12-31 121-62 243-92 364-2 9-2 10-2 14 0 14 13 18 18 18 7 0 18-7 22-14 3-6 30-123 36-139 19 2 72 13 72 54 0 5 0 7-2 14 0 8-2 15-2 22 0 38 25 63 58 63 19 0 36-11 50-34 16-27 16-42 23-63 0-7-7-7-9-7-5 0-5 1-9 10-12 47-27 80-54 80-12 0-19-8-19-31 0-11 1-25 3-34 4-11 4-15 4-20 0-41-40-59-94-66 20-11 40-33 54-47 31-34 60-61 90-61 4 0 6 0 6 1 9 0 9 0 14 4 2 2 2 2 2 4-31 1-36 27-36 34 0 9 7 21 25 21 16 0 34-14 34-37 0-20-14-42-43-42-18 0-47 6-92 56-21 25-47 50-70 59 22-88 43-177 65-266z">
                <text:p/>
              </draw:path>
              <draw:path draw:style-name="gr2" draw:text-style-name="P4" draw:layer="layout" svg:width="0.231cm" svg:height="0.445cm" svg:x="9.784cm" svg:y="3.064cm" svg:viewBox="0 0 232 446" svg:d="M121 7c0-2 0-7-8-7-14 0-61 5-77 5-5 2-13 2-13 13 0 9 6 9 17 9 30 0 30 4 30 11 0 3-5 25-9 38-17 68-33 137-50 206-9 33-11 42-11 63 0 61 34 101 81 101 74 0 151-95 151-185 0-58-32-103-83-103-30 0-55 20-75 40 15-64 31-127 47-191zM61 246c4-14 4-16 11-23 31-41 59-50 76-50 21 0 39 19 39 59 0 38-21 110-32 135-22 41-51 65-74 65-22 0-43-18-43-65 0-11 0-24 11-63 4-19 8-38 12-58z">
                <text:p/>
              </draw:path>
              <draw:path draw:style-name="gr2" draw:text-style-name="P4" draw:layer="layout" svg:width="0.139cm" svg:height="0.632cm" svg:x="10.061cm" svg:y="3.028cm" svg:viewBox="0 0 140 633" svg:d="M137 327c3-7 3-9 3-11 0-1 0-3-3-10-37-97-73-195-110-292-4-10-8-14-14-14-7 0-13 5-13 13 0 1 0 3 2 10 38 98 75 196 113 293-38 98-75 195-113 292-2 7-2 9-2 12 0 6 5 13 13 13 7 0 10-7 12-13 37-97 75-195 112-293z">
                <text:p/>
              </draw:path>
              <draw:path draw:style-name="gr2" draw:text-style-name="P4" draw:layer="layout" svg:width="0.352cm" svg:height="0.389cm" svg:x="10.446cm" svg:y="3.125cm" svg:viewBox="0 0 353 390" svg:d="M191 13c-6-11-9-13-15-13-9 0-10 4-14 13-52 117-104 235-157 352-3 9-5 11-5 13 0 7 5 12 13 12 5 0 10 0 14-12 50-112 100-223 149-335 50 112 100 223 150 335 5 12 11 12 14 12 7 0 13-5 13-12-1-3 0-2-4-9-53-119-105-238-158-356z">
                <text:p/>
              </draw:path>
              <draw:path draw:style-name="gr2" draw:text-style-name="P4" draw:layer="layout" svg:width="0.139cm" svg:height="0.632cm" svg:x="11.044cm" svg:y="3.028cm" svg:viewBox="0 0 140 633" svg:d="M139 25c1-7 1-9 1-12 0-8-5-13-12-13-6 0-9 4-15 14-36 97-73 195-109 292-2 3-4 7-4 10 0 2 0 4 4 11 36 97 73 193 109 290 4 7 6 16 15 16 7 0 12-7 12-13 0-3 0-3-1-10-38-98-76-196-114-294 38-97 76-194 114-291z">
                <text:p/>
              </draw:path>
              <draw:path draw:style-name="gr2" draw:text-style-name="P4" draw:layer="layout" svg:width="0.31cm" svg:height="0.445cm" svg:x="11.254cm" svg:y="3.064cm" svg:viewBox="0 0 311 446" svg:d="M148 7c0-2 0-7-9-7-15 0-60 5-78 5-3 2-11 2-11 13 0 9 6 9 15 9 30 0 32 4 32 11 0 4-1 8-2 12-30 121-61 243-91 364-4 9-4 10-4 14 0 14 13 18 20 18 9 0 20-9 23-18 4-16 7-31 11-47 5-19 10-38 14-57 4-15 8-27 11-42 2-3 6-25 7-28 2-6 22-42 44-60 12-9 31-21 59-21s34 21 34 45c0 34-23 102-38 140-5 16-9 23-9 36 0 29 22 52 53 52 59 0 82-94 82-97 0-7-5-7-7-7-7 0-7 1-11 10-9 35-28 80-63 80-10 0-16-8-16-22s6-31 11-45c11-27 40-102 40-138 0-42-26-69-74-69-40 0-70 20-94 51 17-68 34-135 51-202z">
                <text:p/>
              </draw:path>
              <draw:path draw:style-name="gr2" draw:text-style-name="P4" draw:layer="layout" svg:width="0.192cm" svg:height="0.402cm" svg:x="11.6cm" svg:y="3.107cm" svg:viewBox="0 0 193 403" svg:d="M115 142c20 0 40 0 60 0 12 0 18 0 18-13 0-7-6-7-17-7-18 0-37 0-55 0 21-90 25-102 25-106 0-11-7-16-18-16-2 0-20 0-25 22-9 33-17 67-26 100-19 0-39 0-59 0-13 0-18 0-18 13 0 7 4 7 16 7 19 0 37 0 56 0-45 180-47 191-47 201 0 35 24 60 58 60 65 0 101-94 101-97 0-7-6-7-8-7-7 0-7 1-10 9-27 64-60 80-81 80-15 0-20-9-20-28 0-17 0-20 3-31 16-62 32-125 47-187z">
                <text:p/>
              </draw:path>
              <draw:path draw:style-name="gr2" draw:text-style-name="P4" draw:layer="layout" svg:width="0.139cm" svg:height="0.632cm" svg:x="11.848cm" svg:y="3.028cm" svg:viewBox="0 0 140 633" svg:d="M137 327c3-7 3-9 3-11 0-1 0-3-3-10-37-97-73-195-110-292-4-10-7-14-14-14-8 0-13 5-13 13 0 1 0 3 2 10 38 98 75 196 113 293-38 98-75 195-113 292-2 7-2 9-2 12 0 6 5 13 13 13 7 0 10-7 12-13 37-97 75-195 112-293z">
                <text:p/>
              </draw:path>
              <draw:path draw:style-name="gr2" draw:text-style-name="P4" draw:layer="layout" svg:width="0.352cm" svg:height="0.389cm" svg:x="12.233cm" svg:y="3.125cm" svg:viewBox="0 0 353 390" svg:d="M191 13c-6-11-9-13-15-13-7 0-9 4-14 13-52 117-104 235-157 352-3 9-5 11-5 13 0 7 7 12 14 12 4 0 9 0 15-12 49-112 98-223 147-335 50 112 100 223 150 335 5 12 11 12 14 12 7 0 13-5 13-12-1-3 0-2-4-9-53-119-105-238-158-356z">
                <text:p/>
              </draw:path>
              <draw:path draw:style-name="gr2" draw:text-style-name="P4" draw:layer="layout" svg:width="0.141cm" svg:height="0.632cm" svg:x="12.831cm" svg:y="3.028cm" svg:viewBox="0 0 142 633" svg:d="M139 25c3-7 3-9 3-12 0-8-7-13-12-13-8 0-11 4-17 14-36 97-73 195-109 292-2 3-4 7-4 10 0 2 0 4 4 11 36 97 73 193 109 290 4 7 8 16 17 16 5 0 12-7 12-13 0-3 0-3-3-10-38-98-75-196-112-294 37-97 74-194 112-291z">
                <text:p/>
              </draw:path>
              <draw:path draw:style-name="gr2" draw:text-style-name="P4" draw:layer="layout" svg:width="0.517cm" svg:height="0.287cm" svg:x="13.025cm" svg:y="3.222cm" svg:viewBox="0 0 518 288" svg:d="M38 243c-2 9-6 23-6 27 0 11 9 18 18 18 8 0 20-6 24-18 2-2 9-31 12-47 5-19 10-38 15-58 3-14 7-27 11-41 1-11 7-30 7-32 9-20 43-78 102-78 29 0 35 24 35 45 0 17-4 33-9 52-6 25-12 50-18 74-5 16-9 31-13 47-2 13-7 34-7 38 0 11 9 18 18 18 20 0 23-16 29-36 9-36 32-128 37-153 2-9 35-85 105-85 27 0 34 22 34 45 0 36-27 108-40 141-5 16-9 23-9 36 0 28 24 52 53 52 59 0 82-94 82-97 0-8-5-8-7-8-7 0-7 2-9 11-11 34-30 79-65 79-10 0-16-7-16-21 0-15 7-31 13-45 11-33 38-103 38-139 0-41-25-68-72-68-48 0-80 29-103 63-2-9-4-31-22-45-16-14-36-18-52-18-56 0-86 41-97 56-4-36-31-56-59-56-29 0-42 25-47 36-11 23-20 61-20 63 0 5 7 5 9 5 5 0 5 0 11-14 11-45 23-76 45-76 11 0 20 6 20 29 0 15-2 22-9 54-13 49-26 97-38 146z">
                <text:p/>
              </draw:path>
              <draw:path draw:style-name="gr2" draw:text-style-name="P4" draw:layer="layout" svg:width="0.231cm" svg:height="0.287cm" svg:x="13.596cm" svg:y="3.222cm" svg:viewBox="0 0 232 288" svg:d="M214 43c-18 2-30 15-30 29 0 9 5 18 19 18 15 0 29-11 29-34 0-29-27-56-74-56-84 0-108 65-108 94 0 48 47 57 65 62 34 6 67 13 67 47 0 16-15 70-90 70-9 0-58 0-72-34 23 4 39-16 39-32 0-15-10-24-23-24-16 0-36 15-36 44 0 36 36 61 90 61 103 0 128-78 128-106 0-22-13-38-20-45-16-18-36-22-63-27-23-6-49-9-49-38 0-18 17-58 72-58 15 0 47 6 56 29z">
                <text:p/>
              </draw:path>
              <draw:path draw:style-name="gr2" draw:text-style-name="P4" draw:layer="layout" svg:width="0.139cm" svg:height="0.632cm" svg:x="13.894cm" svg:y="3.028cm" svg:viewBox="0 0 140 633" svg:d="M137 327c3-7 3-9 3-11 0-1 0-3-3-10-37-97-73-195-110-292-4-10-7-14-14-14-8 0-13 5-13 13 0 1 0 3 4 10 37 98 74 196 111 293-37 98-74 195-111 292-4 7-4 9-4 12 0 6 5 13 13 13 7 0 10-7 12-13 37-97 75-195 112-293z">
                <text:p/>
              </draw:path>
              <draw:path draw:style-name="gr2" draw:text-style-name="P4" draw:layer="layout" svg:width="0.352cm" svg:height="0.389cm" svg:x="14.316cm" svg:y="3.125cm" svg:viewBox="0 0 353 390" svg:d="M191 13c-6-11-9-13-15-13-9 0-10 4-14 13-52 117-104 235-157 352-5 9-5 11-5 13 0 7 5 12 13 12 5 0 9 0 14-12 50-112 100-223 149-335 50 112 99 223 148 335 7 12 13 12 14 12 8 0 15-5 15-12-2-3 0-2-6-9-52-119-104-238-156-356z">
                <text:p/>
              </draw:path>
              <draw:path draw:style-name="gr2" draw:text-style-name="P4" draw:layer="layout" svg:width="0.21cm" svg:height="0.298cm" svg:x="7.514cm" svg:y="3.968cm" svg:viewBox="0 0 211 299" svg:d="M200 22c-34-17-60-22-92-22-16 0-104 0-104 83 0 32 18 52 34 64 20 13 32 17 68 24 22 3 60 11 60 45 0 43-51 43-60 43-52 0-86-23-99-31-2 15-5 29-7 44 20 9 56 27 106 27 11 0 47 0 74-20 20-15 31-42 31-69 0-34-24-55-26-57-25-22-41-25-73-33-35-5-63-12-63-43 0-39 45-39 54-39 19 0 52 2 88 23 3-13 6-26 9-39z">
                <text:p/>
              </draw:path>
              <draw:path draw:style-name="gr2" draw:text-style-name="P4" draw:layer="layout" svg:width="0.048cm" svg:height="0.436cm" svg:x="7.79cm" svg:y="3.823cm" svg:viewBox="0 0 49 437" svg:d="M0 0c16 0 32 0 49 0 0 146 0 291 0 437-17 0-33 0-49 0 0-146 0-291 0-437z">
                <text:p/>
              </draw:path>
              <draw:path draw:style-name="gr2" draw:text-style-name="P4" draw:layer="layout" svg:width="0.238cm" svg:height="0.298cm" svg:x="7.912cm" svg:y="3.968cm" svg:viewBox="0 0 239 299" svg:d="M239 153c0-22 0-68-25-106-25-40-65-47-86-47-70 0-128 68-128 149 0 83 61 150 137 150 39 0 75-15 101-33-2-14-3-27-4-41-40 32-83 36-97 36-51 0-90-45-92-108 65 0 130 0 194 0zM47 119c11-49 45-79 81-79 32 0 68 21 75 79-52 0-104 0-156 0z">
                <text:p/>
              </draw:path>
              <draw:path draw:style-name="gr2" draw:text-style-name="P4" draw:layer="layout" svg:width="0.273cm" svg:height="0.28cm" svg:x="8.18cm" svg:y="3.979cm" svg:viewBox="0 0 274 281" svg:d="M274 0c-17 0-33 0-49 0-16 44-32 88-49 131-14 36-34 87-37 117-1 0-2 0-2 0-4-23-20-66-27-84-21-55-41-109-61-164-17 0-33 0-49 0 36 94 72 187 108 281 19 0 37 0 56 0 36-94 73-187 110-281z">
                <text:p/>
              </draw:path>
              <draw:path draw:style-name="gr2" draw:text-style-name="P4" draw:layer="layout" svg:width="0.145cm" svg:height="0.63cm" svg:x="8.535cm" svg:y="3.787cm" svg:viewBox="0 0 146 631" svg:d="M146 626c0-2 0-4-11-15-79-79-99-199-99-296 0-110 23-220 103-299 7-7 7-9 7-11 0-3-2-5-6-5-7 0-63 43-100 122-33 70-40 141-40 193 0 50 7 126 41 198 38 77 92 118 99 118 4 0 6-2 6-5z">
                <text:p/>
              </draw:path>
              <draw:path draw:style-name="gr2" draw:text-style-name="P4" draw:layer="layout" svg:width="0.436cm" svg:height="0.458cm" svg:x="8.749cm" svg:y="3.815cm" svg:viewBox="0 0 437 459" svg:d="M437 169c0-101-68-169-162-169-136 0-275 142-275 290 0 106 70 169 162 169 133 0 275-139 275-290zM166 442c-63 0-107-52-107-134 0-27 8-121 56-195 45-64 106-99 157-99 52 0 108 36 108 130 0 47-16 146-79 223-31 38-83 75-135 75z">
                <text:p/>
              </draw:path>
              <draw:path draw:style-name="gr2" draw:text-style-name="P4" draw:layer="layout" svg:width="0.33cm" svg:height="0.4cm" svg:x="9.197cm" svg:y="3.981cm" svg:viewBox="0 0 331 401" svg:d="M49 356c-6 22-6 27-35 27-7 0-14 0-14 11 0 5 4 7 9 7 16 0 34-2 52-2 22 0 43 2 63 2 4 0 11 0 11-13 0-5-5-5-14-5-33 0-33-5-33-11 0-7 27-111 33-126 7 18 25 40 57 40 74 0 153-92 153-185 0-60-36-101-84-101-33 0-63 23-83 47-7-34-34-47-58-47-29 0-41 25-47 36-10 22-19 59-19 61 0 7 7 7 9 7 5 0 5-1 10-14 9-45 24-76 45-76 11 0 20 6 20 29 0 15-2 22-3 33-24 93-48 187-72 280zM160 83c6-18 22-36 33-45 23-20 41-24 52-24 25 0 39 22 39 60 0 37-19 109-32 133-22 45-50 65-74 65-43 0-50-53-50-56 0-2 0-2 2-9 10-42 20-83 30-124z">
                <text:p/>
              </draw:path>
              <draw:path draw:style-name="gr2" draw:text-style-name="P4" draw:layer="layout" svg:width="0.242cm" svg:height="0.285cm" svg:x="9.564cm" svg:y="3.981cm" svg:viewBox="0 0 243 286" svg:d="M90 133c18 0 65-2 97-14 43-18 47-56 47-65 0-29-23-54-68-54-71 0-166 61-166 173 0 63 38 113 101 113 90 0 142-67 142-74 0-3-4-9-7-9-4 0-4 2-7 7-51 62-119 62-128 62-49 0-54-53-54-72 0-9 0-27 9-67 11 0 23 0 34 0zM59 119c26-96 90-105 107-105 30 0 46 18 46 40 0 65-100 65-126 65-9 0-18 0-27 0z">
                <text:p/>
              </draw:path>
              <draw:path draw:style-name="gr2" draw:text-style-name="P4" draw:layer="layout" svg:width="0.256cm" svg:height="0.285cm" svg:x="9.848cm" svg:y="3.981cm" svg:viewBox="0 0 257 286" svg:d="M38 243c-2 9-6 23-6 27 0 11 9 16 18 16 8 0 18-5 24-18 2-2 21-88 25-99 5-22 16-65 20-83 3-7 20-37 36-52 5-3 23-20 50-20 16 0 25 8 27 8-20 3-34 18-34 34 0 11 8 23 25 23s34-14 34-38c0-21-19-41-52-41-41 0-68 31-81 49-5-29-29-49-57-49-29 0-42 25-47 36-11 22-20 59-20 61 0 7 5 5 7 7 7 0 7-1 11-14 11-45 23-76 47-76 11 0 20 6 20 29 0 13-2 20-11 52-12 49-24 99-36 148z">
                <text:p/>
              </draw:path>
              <draw:path draw:style-name="gr2" draw:text-style-name="P4" draw:layer="layout" svg:width="0.289cm" svg:height="0.285cm" svg:x="10.158cm" svg:y="3.981cm" svg:viewBox="0 0 290 286" svg:d="M211 41c-11-23-29-41-58-41-74 0-153 94-153 185 0 60 36 101 85 101 12 0 45-2 82-47 4 27 27 47 58 47 22 0 36-14 47-34 11-24 18-61 18-63 0-6-6-6-7-6-8 0-8 2-9 11-11 42-22 78-49 78-16 0-18-17-18-29 0-13 2-18 7-47 7-25 9-32 15-56 7-30 15-60 23-90 4-16 4-18 4-19 0-11-8-18-18-18-15 0-26 14-27 28zM169 205c-2 11-2 13-12 23-27 35-53 44-71 44-32 0-41-35-41-60 0-30 20-108 36-138 18-36 47-60 72-60 41 0 50 53 50 56 0 4-1 7-1 11-11 41-22 83-33 124z">
                <text:p/>
              </draw:path>
              <draw:path draw:style-name="gr2" draw:text-style-name="P4" draw:layer="layout" svg:width="0.193cm" svg:height="0.402cm" svg:x="10.482cm" svg:y="3.864cm" svg:viewBox="0 0 194 403" svg:d="M115 144c20 0 40 0 60 0 12 0 19 0 19-13 0-7-7-7-18-7-18 0-37 0-55 0 23-90 27-102 27-106 0-11-9-18-20-18-2 0-20 2-25 23-8 34-16 68-24 101-20 0-39 0-59 0-13 0-20 0-20 13 0 7 5 7 18 7 19 0 37 0 56 0-47 180-49 190-49 201 0 34 24 58 58 58 65 0 101-92 101-97 0-6-6-6-8-6-5 0-5 2-9 8-27 66-61 80-82 80-13 0-20-7-20-28 0-15 2-20 3-31 16-62 32-123 47-185z">
                <text:p/>
              </draw:path>
              <draw:path draw:style-name="gr2" draw:text-style-name="P4" draw:layer="layout" svg:width="0.271cm" svg:height="0.285cm" svg:x="10.721cm" svg:y="3.981cm" svg:viewBox="0 0 272 286" svg:d="M272 106c0-65-45-106-103-106-84 0-169 90-169 180 0 63 43 106 101 106 84 0 171-86 171-180zM103 272c-27 0-56-18-56-69 0-30 16-99 38-131 30-49 66-58 84-58 36 0 56 31 56 69 0 23-13 90-36 131-23 38-58 58-86 58z">
                <text:p/>
              </draw:path>
              <draw:path draw:style-name="gr2" draw:text-style-name="P4" draw:layer="layout" svg:width="0.256cm" svg:height="0.285cm" svg:x="11.02cm" svg:y="3.981cm" svg:viewBox="0 0 257 286" svg:d="M38 243c-2 9-6 23-6 27 0 11 9 16 18 16 8 0 20-5 24-18 2-2 23-88 25-99 5-22 16-65 20-83 3-7 21-37 36-52 5-3 23-20 50-20 16 0 18 5 27 8-20 3-32 18-32 34 0 11 6 23 23 23s34-14 34-38c0-21-19-41-52-41-41 0-68 31-81 49-5-29-27-49-57-49-29 0-42 25-47 36-11 22-20 59-20 61 0 7 7 7 9 7 5 0 5-1 11-14 11-45 23-76 45-76 11 0 20 6 20 29 0 13-2 20-9 52-13 49-26 99-38 148z">
                <text:p/>
              </draw:path>
              <draw:path draw:style-name="gr2" draw:text-style-name="P4" draw:layer="layout" svg:width="0.145cm" svg:height="0.63cm" svg:x="11.342cm" svg:y="3.787cm" svg:viewBox="0 0 146 631" svg:d="M146 315c0-49-7-124-42-196-37-78-91-119-99-119-3 0-5 2-5 5 0 2 0 4 11 15 63 63 99 163 99 295 0 109-24 219-103 300-7 7-7 9-7 11 0 3 2 5 5 5 8 0 63-43 101-122 33-70 40-140 40-194z">
                <text:p/>
              </draw:path>
              <draw:path draw:style-name="gr2" draw:text-style-name="P4" draw:layer="layout" svg:width="0.42cm" svg:height="0.148cm" svg:x="11.762cm" svg:y="4.028cm" svg:viewBox="0 0 421 149" svg:d="M400 25c9 0 21 0 21-12 0-13-12-13-20-13-126 0-253 0-379 0-9 0-22 0-22 13 0 12 13 12 22 12 126 0 252 0 378 0zM401 149c8 0 20 0 20-12 0-13-12-13-21-13-126 0-252 0-378 0-9 0-22 0-22 13 0 12 13 12 22 12 126 0 253 0 379 0z">
                <text:p/>
              </draw:path>
              <draw:path draw:style-name="gr2" draw:text-style-name="P4" draw:layer="layout" svg:width="0.175cm" svg:height="0.197cm" svg:x="12.251cm" svg:y="4.161cm" svg:viewBox="0 0 176 198" svg:d="M158 29c-10 2-18 11-18 20 0 10 9 14 15 14 3 0 21-4 21-25 0-29-32-38-59-38-68 0-81 50-81 63 0 18 9 27 14 32 13 9 20 11 51 16 9 2 38 8 38 31 0 7-6 23-24 34s-39 11-45 11c-16 0-41-5-52-20 14-2 23-12 23-25 0-11-7-16-16-16-12 0-25 11-25 30 0 26 27 42 70 42 81 0 97-56 97-72 0-41-45-49-61-52-3 0-14-2-18-4-16-3-23-12-23-21 0-11 7-22 16-29 13-7 29-9 36-9 9 0 32 2 41 18z">
                <text:p/>
              </draw:path>
              <draw:path draw:style-name="gr2" draw:text-style-name="P4" draw:layer="layout" svg:width="0.145cm" svg:height="0.63cm" svg:x="12.728cm" svg:y="3.787cm" svg:viewBox="0 0 146 631" svg:d="M146 626c0-2 0-4-11-15-79-79-99-199-99-296 0-110 23-220 103-299 7-7 7-9 7-11 0-3-2-5-6-5-7 0-63 43-100 122-33 70-40 141-40 193 0 50 7 126 41 198 38 77 92 118 99 118 4 0 6-2 6-5z">
                <text:p/>
              </draw:path>
              <draw:path draw:style-name="gr2" draw:text-style-name="P4" draw:layer="layout" svg:width="0.382cm" svg:height="0.431cm" svg:x="12.935cm" svg:y="3.828cm" svg:viewBox="0 0 383 432" svg:d="M212 50c6-23 8-30 67-30 20 0 25 0 25-11 0-9-7-9-11-9-21 0-72 2-93 2-20 0-65-2-85-2-3 0-11 0-11 13 0 7 6 7 17 7 1 0 14 0 25 2 11 1 16 1 16 10 0 2 0 4-2 11-28 113-56 227-84 340-8 25-8 29-58 29-11 0-18 0-18 12 0 8 5 8 18 8 98 0 196 0 293 0 15 0 15 0 18-11 17-46 34-91 51-137 3-5 2-5 3-7 0-4-2-7-9-7-6 0-5 2-10 12-22 58-49 130-159 130-20 0-39 0-59 0-9 0-9 0-15 0-5 0-7-2-7-6 0-1 0-3 4-16 28-113 56-226 84-340z">
                <text:p/>
              </draw:path>
              <draw:path draw:style-name="gr2" draw:text-style-name="P4" draw:layer="layout" svg:width="0.159cm" svg:height="0.292cm" svg:x="13.39cm" svg:y="4.062cm" svg:viewBox="0 0 160 293" svg:d="M99 13c0-13 0-13-13-13-28 27-68 27-86 27 0 5 0 11 0 16 9 0 40 0 63-12 0 75 0 151 0 226 0 15 0 20-43 20-6 0-12 0-18 0 0 5 0 11 0 16 9 0 63-2 79-2 14 0 70 2 79 2 0-5 0-11 0-16-5 0-11 0-16 0-45 0-45-5-45-20 0-81 0-163 0-244z">
                <text:p/>
              </draw:path>
              <draw:path draw:style-name="gr2" draw:text-style-name="P4" draw:layer="layout" svg:width="0.073cm" svg:height="0.188cm" svg:x="13.68cm" svg:y="4.193cm" svg:viewBox="0 0 74 189" svg:d="M74 67c0-42-16-67-42-67-19 0-32 16-32 34 0 16 13 33 32 33 8 0 17-2 24-8 2-1 1-1 2-1s1 0 1 9c0 46-21 84-43 106-7 5-7 7-7 9 0 5 4 7 7 7 7 0 58-49 58-122z">
                <text:p/>
              </draw:path>
              <draw:path draw:style-name="gr2" draw:text-style-name="P4" draw:layer="layout" svg:width="0.224cm" svg:height="0.63cm" svg:x="13.952cm" svg:y="3.787cm" svg:viewBox="0 0 225 631" svg:d="M133 85c0-26 16-67 87-71 1-1 5-3 5-7 0-7-5-7-13-7-63 0-120 32-120 79 0 48 0 96 0 144 0 25 0 45-27 65-22 20-45 20-60 21-3 0-5 2-5 6 0 7 4 7 11 7 41 3 72 25 77 57 4 6 4 8 4 31 0 41 0 83 0 124 0 27 0 47 29 72 25 18 66 25 91 25 8 0 13 0 13-7 0-5-4-5-11-7-39-2-70-22-79-54-2-6-2-7-2-31 0-43 0-87 0-131 0-31-5-41-25-61-13-13-32-20-49-25 51-15 74-43 74-79 0-51 0-101 0-151z">
                <text:p/>
              </draw:path>
              <draw:path draw:style-name="gr2" draw:text-style-name="P4" draw:layer="layout" svg:width="0.451cm" svg:height="0.431cm" svg:x="14.249cm" svg:y="3.828cm" svg:viewBox="0 0 452 432" svg:d="M76 383c-8 25-9 29-58 29-11 0-18 0-18 12 0 8 5 8 18 8 75 0 150 0 225 0 101 0 175-74 175-137 0-45-36-81-98-88 65-13 132-60 132-119 0-47-42-88-117-88-71 0-142 0-213 0-12 0-19 0-19 13 0 7 7 7 18 7 1 0 14 0 25 2 11 1 16 1 16 10 0 2 0 4-2 11-28 113-56 227-84 340zM171 201c13-52 25-104 38-156 7-23 7-25 34-25 28 0 55 0 83 0 56 0 68 38 68 65 0 55-54 116-131 116-31 0-61 0-92 0zM142 412c-9 0-11 0-14 0-6 0-7-2-7-6 0-1 0-3 1-16 15-59 30-117 45-176 40 0 80 0 119 0 61 0 72 47 72 76 0 61-56 122-129 122-29 0-58 0-87 0z">
                <text:p/>
              </draw:path>
              <draw:path draw:style-name="gr2" draw:text-style-name="P4" draw:layer="layout" svg:width="0.134cm" svg:height="0.443cm" svg:x="14.762cm" svg:y="3.823cm" svg:viewBox="0 0 135 444" svg:d="M135 5c-2-1 0-5-7-5-15 0-61 4-78 5-5 0-12 2-12 13 0 7 7 7 16 7 31 0 31 6 31 11-1 4-2 8-2 13-27 105-53 211-79 316-2 7-4 11-4 22 0 36 27 57 58 57 21 0 36-12 46-34 13-25 20-61 20-63 0-5-5-5-7-5-7 0-7 1-9 10-11 42-23 78-49 78-19 0-19-20-19-29 0-14 1-18 5-31 30-121 60-243 90-365z">
                <text:p/>
              </draw:path>
              <draw:path draw:style-name="gr2" draw:text-style-name="P4" draw:layer="layout" svg:width="0.325cm" svg:height="0.285cm" svg:x="14.953cm" svg:y="3.981cm" svg:viewBox="0 0 326 286" svg:d="M203 245c8 25 29 41 58 41 22 0 36-14 47-34 11-24 18-61 18-63 0-6-6-6-7-6-8 0-8 2-9 11-9 36-22 78-47 78-15 0-20-8-20-29 0-13 7-43 13-65 6-23 12-46 18-68 1-9 7-34 10-43 2-15 9-40 9-44 0-10-9-16-18-16-3 0-19 0-25 22-12 47-39 156-47 190-1 2-27 53-72 53-34 0-39-27-39-51 0-36 18-86 34-129 7-20 11-27 11-40 0-29-22-52-52-52-62 0-85 92-85 97 0 7 7 7 9 7 5 0 7-1 9-12 16-54 40-78 65-78 5 0 16 0 16 20 0 16-7 34-11 43-23 63-38 103-38 133 0 60 44 76 78 76 43 0 65-29 75-41z">
                <text:p/>
              </draw:path>
              <draw:path draw:style-name="gr2" draw:text-style-name="P4" draw:layer="layout" svg:width="0.242cm" svg:height="0.285cm" svg:x="15.327cm" svg:y="3.981cm" svg:viewBox="0 0 243 286" svg:d="M88 133c18 0 65-2 97-14 45-18 47-56 47-65 0-29-23-54-66-54-71 0-166 61-166 173 0 63 36 113 99 113 90 0 144-67 144-74 0-3-5-9-9-9-2 0-4 2-7 7-51 62-119 62-126 62-51 0-56-53-56-72 0-9 0-27 11-67 11 0 21 0 32 0zM59 119c24-96 90-105 107-105 28 0 46 18 46 40 0 65-102 65-127 65-9 0-17 0-26 0z">
                <text:p/>
              </draw:path>
              <draw:path draw:style-name="gr2" draw:text-style-name="P4" draw:layer="layout" svg:width="0.224cm" svg:height="0.63cm" svg:x="15.637cm" svg:y="3.787cm" svg:viewBox="0 0 225 631" svg:d="M92 547c0 25-16 66-85 70-3 2-7 3-7 7 0 7 7 7 13 7 63 0 120-30 122-79 0-48 0-96 0-144 0-25 0-45 25-65 22-19 45-19 60-21 3 0 5-2 5-7 0-6-4-6-9-6-43-3-74-25-79-57-2-7-2-7-2-31 0-41 0-83 0-124 0-27 0-47-31-72-25-20-70-25-91-25-6 0-13 0-13 7 0 6 5 6 11 7 39 2 70 22 79 54 2 6 2 8 2 31 0 44 0 87 0 131 0 31 5 42 25 61 13 13 32 20 49 24-51 16-74 45-74 81 0 50 0 100 0 151z">
                <text:p/>
              </draw:path>
              <draw:path draw:style-name="gr2" draw:text-style-name="P4" draw:layer="layout" svg:width="0.145cm" svg:height="0.63cm" svg:x="15.944cm" svg:y="3.787cm" svg:viewBox="0 0 146 631" svg:d="M146 315c0-49-6-124-42-196-37-78-91-119-99-119-3 0-5 2-5 5 0 2 0 4 13 15 61 63 97 163 97 295 0 109-24 219-103 300-7 7-7 9-7 11 0 3 2 5 5 5 8 0 65-43 101-122 33-70 40-140 40-194z">
                <text:p/>
              </draw:path>
              <draw:path draw:style-name="gr2" draw:text-style-name="P4" draw:layer="layout" svg:width="0.35cm" svg:height="0.391cm" svg:x="16.189cm" svg:y="3.882cm" svg:viewBox="0 0 351 392" svg:d="M191 14c-6-10-9-14-15-14-9 0-10 5-14 14-53 118-106 235-158 353-4 9-4 9-4 12 0 8 5 13 13 13 3 0 9-2 14-13 50-112 100-224 149-336 50 112 99 224 148 336 5 13 13 13 14 13 8 0 13-5 13-13 0-1 0-1-4-10-52-118-104-237-156-355z">
                <text:p/>
              </draw:path>
              <draw:path draw:style-name="gr2" draw:text-style-name="P4" draw:layer="layout" svg:width="0.055cm" svg:height="0.429cm" svg:x="7.221cm" svg:y="4.589cm" svg:viewBox="0 0 56 430" svg:d="M56 0c-19 0-37 0-56 0 0 19 0 37 0 56 19 0 37 0 56 0 0-19 0-37 0-56zM50 149c-15 0-31 0-46 0 0 94 0 187 0 281 15 0 31 0 46 0 0-94 0-187 0-281z">
                <text:p/>
              </draw:path>
              <draw:path draw:style-name="gr2" draw:text-style-name="P4" draw:layer="layout" svg:width="0.046cm" svg:height="0.438cm" svg:x="7.376cm" svg:y="4.58cm" svg:viewBox="0 0 47 439" svg:d="M0 0c16 0 31 0 47 0 0 146 0 293 0 439-16 0-31 0-47 0 0-146 0-293 0-439z">
                <text:p/>
              </draw:path>
              <draw:path draw:style-name="gr2" draw:text-style-name="P4" draw:layer="layout" svg:width="0.238cm" svg:height="0.298cm" svg:x="7.498cm" svg:y="4.727cm" svg:viewBox="0 0 239 299" svg:d="M239 153c0-22 0-68-25-106-27-40-65-47-88-47-70 0-126 67-126 147 0 85 59 152 137 152 39 0 75-17 101-35-2-13-4-26-6-39-39 32-81 34-95 34-51 0-92-45-94-106 66 0 131 0 196 0zM47 119c11-49 43-81 79-81 34 0 68 21 77 81-52 0-104 0-156 0z">
                <text:p/>
              </draw:path>
              <draw:path draw:style-name="gr2" draw:text-style-name="P4" draw:layer="layout" svg:width="0.271cm" svg:height="0.28cm" svg:x="7.766cm" svg:y="4.738cm" svg:viewBox="0 0 272 281" svg:d="M272 0c-16 0-31 0-47 0-17 44-34 88-50 131-13 34-33 87-38 115-4-21-20-66-27-82-21-55-41-109-61-164-17 0-33 0-49 0 36 94 72 187 108 281 19 0 37 0 56 0 36-94 72-187 108-281z">
                <text:p/>
              </draw:path>
              <draw:path draw:style-name="gr2" draw:text-style-name="P4" draw:layer="layout" svg:width="0.147cm" svg:height="0.632cm" svg:x="8.119cm" svg:y="4.544cm" svg:viewBox="0 0 148 633" svg:d="M148 626c0-2 0-4-11-15-79-79-99-197-99-295 0-109 23-219 101-298 9-7 9-9 9-11 0-5-4-7-8-7-5 0-63 43-100 124-31 70-40 140-40 192 0 49 7 126 43 198 38 78 92 119 97 119 4 0 8-2 8-7z">
                <text:p/>
              </draw:path>
              <draw:path draw:style-name="gr2" draw:text-style-name="P4" draw:layer="layout" svg:width="0.375cm" svg:height="0.459cm" svg:x="8.335cm" svg:y="4.572cm" svg:viewBox="0 0 376 460" svg:d="M376 7c0-2-2-7-7-7-4 0-4 2-11 9-10 13-20 25-30 38-17-31-51-47-90-47-81 0-157 74-157 149 0 52 32 81 65 90 23 6 45 12 68 18 24 6 58 15 58 67 0 57-52 117-114 117-41 0-111-15-111-94 0-14 3-29 5-34 0-2 0-2 0-4 0-7-3-7-7-7s-4 0-5 4c-4 2-40 145-40 147 0 4 4 7 7 7 4 0 4-1 13-10 10-12 20-24 30-36 27 37 71 46 107 46 86 0 162-84 162-163 0-43-22-65-33-74-14-14-23-16-79-31-14-3-38-10-43-12-16-6-38-24-38-58 0-50 50-104 110-104 52 0 92 27 92 99 0 20-4 30-4 34 0 2 0 7 9 7 5 0 5-2 9-12 11-46 23-93 34-139z">
                <text:p/>
              </draw:path>
              <draw:path draw:style-name="gr2" draw:text-style-name="P4" draw:layer="layout" svg:width="0.242cm" svg:height="0.285cm" svg:x="8.756cm" svg:y="4.74cm" svg:viewBox="0 0 243 286" svg:d="M90 133c18 0 65-2 95-14 45-20 49-58 49-67 0-27-25-52-68-52-71 0-166 61-166 171 0 65 38 115 99 115 92 0 144-67 144-76 0-3-4-7-7-7-4 0-6 0-9 6-49 63-119 63-126 63-49 0-56-53-56-74 0-7 2-27 11-65 11 0 23 0 34 0zM59 119c26-96 90-106 107-106 30 0 46 19 46 39 0 67-100 67-126 67-9 0-18 0-27 0z">
                <text:p/>
              </draw:path>
              <draw:path draw:style-name="gr2" draw:text-style-name="P4" draw:layer="layout" svg:width="0.341cm" svg:height="0.285cm" svg:x="9.04cm" svg:y="4.74cm" svg:viewBox="0 0 342 286" svg:d="M38 241c-4 9-7 25-7 27 0 13 9 18 19 18 8 0 18-5 24-18 0-2 7-31 11-47 4-19 9-38 14-57 4-13 7-27 11-42 2-11 7-28 7-32 11-20 43-77 104-77 29 0 35 23 35 45 0 39-31 120-42 147-5 14-7 22-7 29 0 29 23 52 52 52 60 0 83-94 83-97 0-7-5-7-7-7-6 0-6 1-9 10-13 44-34 80-65 80-11 0-16-6-16-22 0-14 7-31 12-45 11-32 38-102 38-138 0-42-27-67-72-67-57 0-88 40-99 54-3-36-29-54-57-54-29 0-42 23-49 36-9 22-18 58-18 61 0 6 5 6 7 6 7 0 7 0 11-15 11-45 23-75 47-75 12 0 20 9 20 28 0 15-4 22-11 54-12 49-24 97-36 146z">
                <text:p/>
              </draw:path>
              <draw:path draw:style-name="gr2" draw:text-style-name="P4" draw:layer="layout" svg:width="0.231cm" svg:height="0.285cm" svg:x="9.435cm" svg:y="4.74cm" svg:viewBox="0 0 232 286" svg:d="M214 41c-18 2-30 17-30 29 0 9 5 18 19 18 15 0 29-9 29-34 0-29-27-54-75-54-83 0-107 63-107 92 0 48 47 59 65 63 33 5 67 12 67 46 0 18-15 71-92 71-9 0-58 0-72-35 25 4 40-14 40-32 0-14-9-23-24-23-16 0-34 14-34 43 0 36 36 61 90 61 103 0 128-77 128-106 0-22-13-38-20-45-18-18-36-22-63-27-23-5-49-9-49-38 0-18 15-57 71-57 16 0 48 5 57 28z">
                <text:p/>
              </draw:path>
              <draw:path draw:style-name="gr2" draw:text-style-name="P4" draw:layer="layout" svg:width="0.269cm" svg:height="0.285cm" svg:x="9.724cm" svg:y="4.74cm" svg:viewBox="0 0 270 286" svg:d="M270 106c0-66-45-106-101-106-84 0-169 88-169 178 0 63 41 108 101 108 84 0 169-88 169-180zM101 272c-27 0-54-20-54-69 0-30 16-99 36-131 32-49 68-59 84-59 38 0 56 30 56 68 0 25-12 92-36 133-21 36-57 58-86 58z">
                <text:p/>
              </draw:path>
              <draw:path draw:style-name="gr2" draw:text-style-name="P4" draw:layer="layout" svg:width="0.256cm" svg:height="0.285cm" svg:x="10.023cm" svg:y="4.74cm" svg:viewBox="0 0 257 286" svg:d="M38 241c-4 9-7 25-7 27 0 13 9 18 19 18 8 0 18-5 24-18 0-2 21-88 25-101 4-20 16-64 20-81 2-9 20-37 36-52 3-5 23-21 50-21 16 0 17 6 25 9-18 1-32 18-32 34 0 9 6 21 23 21s36-14 36-37c0-22-19-40-52-40-41 0-70 31-81 49-5-29-29-49-57-49-29 0-42 23-47 36-13 22-20 59-20 61 0 6 5 6 7 6 7 0 7 0 11-15 11-45 23-75 47-75 11 0 20 5 20 28 0 15-4 22-11 54-12 49-24 97-36 146z">
                <text:p/>
              </draw:path>
              <draw:path draw:style-name="gr2" draw:text-style-name="P4" draw:layer="layout" svg:width="0.145cm" svg:height="0.632cm" svg:x="10.343cm" svg:y="4.544cm" svg:viewBox="0 0 146 633" svg:d="M146 316c0-48-6-125-42-197-37-78-91-119-99-119-3 0-5 4-5 7 0 2 0 4 13 15 61 63 97 163 97 294 0 108-24 220-101 299-9 7-9 9-9 11 0 3 2 7 5 7 8 0 65-43 101-124 33-68 40-139 40-193z">
                <text:p/>
              </draw:path>
              <draw:path draw:style-name="gr2" draw:text-style-name="P4" draw:layer="layout" svg:width="0.42cm" svg:height="0.146cm" svg:x="10.765cm" svg:y="4.786cm" svg:viewBox="0 0 421 147" svg:d="M400 25c9 0 21 0 21-12 0-13-12-13-21-13-127 0-254 0-380 0-7 0-20 0-20 13 0 12 13 12 22 12 126 0 252 0 378 0zM400 147c9 0 21 0 21-12 0-13-12-13-21-13-126 0-252 0-378 0-9 0-22 0-22 13 0 12 13 12 20 12 126 0 253 0 380 0z">
                <text:p/>
              </draw:path>
              <draw:path draw:style-name="gr2" draw:text-style-name="P4" draw:layer="layout" svg:width="0.134cm" svg:height="0.296cm" svg:x="11.242cm" svg:y="4.821cm" svg:viewBox="0 0 135 297" svg:d="M122 16c0-7-5-16-18-16-10 0-23 11-23 23 0 8 5 17 16 17 15 0 25-11 25-24zM32 241c-1 5-3 11-3 18 0 22 18 38 41 38 45 0 65-61 65-69 0-5-5-3-7-5-7 0-7 4-9 7-11 36-29 54-47 54-9 0-11-5-11-14 0-11 4-20 7-29 4-13 9-23 15-36 3-11 20-50 21-56 0-5 2-11 2-14 0-22-18-38-41-38-45 0-65 61-65 68 0 6 5 4 7 6 7 0 7-2 9-7 11-38 31-54 47-54 7 0 11 3 11 16 0 9-2 16-13 43-9 24-19 48-29 72z">
                <text:p/>
              </draw:path>
              <draw:path draw:style-name="gr2" draw:text-style-name="P4" draw:layer="layout" svg:width="0.145cm" svg:height="0.632cm" svg:x="11.67cm" svg:y="4.544cm" svg:viewBox="0 0 146 633" svg:d="M146 626c0-2 0-4-11-15-77-79-99-197-99-295 0-109 25-219 103-298 7-7 7-9 7-11 0-5-2-7-6-7-7 0-63 43-100 124-33 70-40 140-40 192 0 49 7 126 41 198 38 78 92 119 99 119 4 0 6-2 6-7z">
                <text:p/>
              </draw:path>
              <draw:path draw:style-name="gr2" draw:text-style-name="P4" draw:layer="layout" svg:width="0.26cm" svg:height="0.4cm" svg:x="11.879cm" svg:y="4.74cm" svg:viewBox="0 0 261 401" svg:d="M261 5c0-1-2-5-7-5-7 0-33 25-43 43-13-34-38-43-58-43-76 0-153 94-153 185 0 61 38 101 83 101 27 0 52-16 75-38-5 22-27 106-28 113-6 17-11 20-45 20-9 0-15 0-15 13 0 2 0 7 7 7 20 0 44-2 63-2 22 0 45 2 65 2 4 0 13 0 13-13 0-7-7-7-16-7-31 0-31-3-31-9 0-5 0-9 2-14 29-118 59-235 88-353zM85 272c-38 0-40-49-40-60 0-30 18-99 29-126 20-46 52-73 79-73 40 0 49 52 49 55 0 4-35 142-36 146-9 18-45 58-81 58z">
                <text:p/>
              </draw:path>
              <draw:path draw:style-name="gr2" draw:text-style-name="P4" draw:layer="layout" svg:width="0.159cm" svg:height="0.294cm" svg:x="12.185cm" svg:y="4.819cm" svg:viewBox="0 0 160 295" svg:d="M99 13c0-11 0-13-13-13-28 29-68 29-86 29 0 5 0 11 0 16 9 0 40 0 63-13 0 75 0 150 0 225 0 16 0 22-43 22-6 0-12 0-18 0 0 5 0 11 0 16 9-2 63-2 79-2 14 0 70 0 79 2 0-5 0-11 0-16-5 0-11 0-16 0-45 0-45-6-45-22 0-81 0-163 0-244z">
                <text:p/>
              </draw:path>
              <draw:path draw:style-name="gr2" draw:text-style-name="P4" draw:layer="layout" svg:width="0.073cm" svg:height="0.188cm" svg:x="12.474cm" svg:y="4.952cm" svg:viewBox="0 0 74 189" svg:d="M74 67c0-44-16-67-42-67-19 0-32 14-32 32s13 35 32 35c8 0 17-4 22-9 4 0 2-2 4-2 1 0 1 2 1 11 0 46-21 84-43 104-7 7-7 9-7 11 0 3 4 7 7 7 7 0 58-49 58-122z">
                <text:p/>
              </draw:path>
              <draw:path draw:style-name="gr2" draw:text-style-name="P4" draw:layer="layout" svg:width="0.224cm" svg:height="0.632cm" svg:x="12.746cm" svg:y="4.544cm" svg:viewBox="0 0 225 633" svg:d="M133 85c0-26 16-65 85-71 3 0 7-3 7-7 0-7-5-7-13-7-63 0-120 32-122 79 0 48 0 96 0 144 0 25 0 45-25 67-22 18-45 19-60 19-3 2-5 4-5 7 0 8 4 8 9 8 43 1 74 25 79 55 2 8 2 9 2 31 0 42 0 84 0 126 0 27 0 47 31 70 25 20 66 27 91 27 8 0 13 0 13-7s-5-7-11-7c-39-2-70-24-79-56-2-6-2-6-2-29 0-44 0-89 0-133 0-29-5-40-25-59-13-15-32-20-49-26 51-14 74-43 74-80 0-51 0-101 0-151z">
                <text:p/>
              </draw:path>
              <draw:path draw:style-name="gr2" draw:text-style-name="P4" draw:layer="layout" svg:width="0.451cm" svg:height="0.431cm" svg:x="13.043cm" svg:y="4.587cm" svg:viewBox="0 0 452 432" svg:d="M74 381c-6 25-7 31-58 31-9 0-16 0-16 12 0 8 5 8 16 8 76 0 151 0 227 0 99 0 175-76 175-137 0-45-36-83-99-90 66-11 133-58 133-119 0-46-42-86-117-86-72 0-143 0-214 0-11 0-18 0-18 13 0 7 5 7 18 7 1 0 14 0 23 2 13 0 18 1 18 9 0 3 0 5-2 12-29 113-57 226-86 338zM171 200c13-53 25-105 38-157 5-21 7-23 34-23 28 0 55 0 83 0 56 0 68 38 68 65 0 55-54 115-131 115-31 0-61 0-92 0zM142 412c-9 0-11 0-14 0-7-2-9-2-9-7 0-2 0-4 3-15 15-59 29-117 44-176 40 0 80 0 120 0 61 0 72 47 72 74 0 63-56 124-129 124-29 0-58 0-87 0z">
                <text:p/>
              </draw:path>
              <draw:path draw:style-name="gr2" draw:text-style-name="P4" draw:layer="layout" svg:width="0.134cm" svg:height="0.445cm" svg:x="13.556cm" svg:y="4.58cm" svg:viewBox="0 0 135 446" svg:d="M135 7c-2-2 0-7-7-7-16 0-61 5-78 7-5 0-12 0-12 13 0 7 5 7 16 7 31 0 31 5 31 11-1 4-2 8-2 12-27 105-53 210-79 315-2 7-4 13-4 22 0 36 27 59 58 59 19 0 36-13 46-36 13-23 14-41 20-61 0-7-5-7-7-7-7 0-7 3-9 10-11 42-23 80-49 80-19 0-19-20-19-29 0-16 1-18 3-31 31-121 61-243 92-365z">
                <text:p/>
              </draw:path>
              <draw:path draw:style-name="gr2" draw:text-style-name="P4" draw:layer="layout" svg:width="0.325cm" svg:height="0.285cm" svg:x="13.747cm" svg:y="4.74cm" svg:viewBox="0 0 326 286" svg:d="M203 243c8 27 29 43 56 43 24 0 38-14 47-36 11-22 13-41 20-61 0-7-6-7-7-7-8 0-8 3-9 10-9 36-22 80-47 80-15 0-20-9-20-29 0-15 7-43 13-67 6-23 12-45 18-68 1-9 7-32 9-43 3-15 10-38 10-42 0-10-9-18-18-18-3 0-19 2-25 24-12 45-39 156-47 190-1 2-27 53-73 53-33 0-38-29-38-53 0-34 16-84 34-127 7-20 11-29 11-42 0-27-22-50-52-50-62 0-85 92-85 97 0 6 7 6 9 6 5 0 5 0 9-11 16-56 40-79 65-79 5 0 16 1 16 21 0 15-7 34-11 43-23 63-38 101-38 133 0 60 44 76 78 76 43 0 65-29 75-43z">
                <text:p/>
              </draw:path>
              <draw:path draw:style-name="gr2" draw:text-style-name="P4" draw:layer="layout" svg:width="0.24cm" svg:height="0.285cm" svg:x="14.121cm" svg:y="4.74cm" svg:viewBox="0 0 241 286" svg:d="M88 133c18 0 65-2 97-14 44-20 47-58 47-67 0-27-23-52-66-52-71 0-166 61-166 171 0 65 36 115 99 115 90 0 142-67 142-76 0-3-3-7-7-7-2 0-4 0-7 6-51 63-119 63-128 63-49 0-54-53-54-74 0-7 0-27 9-65 11 0 23 0 34 0zM59 119c24-96 89-106 107-106 28 0 46 19 46 39 0 67-102 67-127 67-9 0-17 0-26 0z">
                <text:p/>
              </draw:path>
              <draw:path draw:style-name="gr2" draw:text-style-name="P4" draw:layer="layout" svg:width="0.073cm" svg:height="0.188cm" svg:x="14.44cm" svg:y="4.952cm" svg:viewBox="0 0 74 189" svg:d="M74 67c0-44-15-67-40-67-21 0-34 14-34 32s13 35 34 35c7 0 16-4 22-9 2 0 2-2 3-2 1 3 2 2 2 11 0 46-23 84-43 104-7 7-7 9-7 11 0 3 3 7 5 7 7 0 58-49 58-122z">
                <text:p/>
              </draw:path>
              <draw:path draw:style-name="gr2" draw:text-style-name="P4" draw:layer="layout" svg:width="0.451cm" svg:height="0.431cm" svg:x="14.694cm" svg:y="4.587cm" svg:viewBox="0 0 452 432" svg:d="M74 381c-6 25-7 31-58 31-11 0-16 0-16 12 0 8 5 8 16 8 76 0 151 0 227 0 99 0 175-76 175-137 0-45-36-83-99-90 66-11 133-58 133-119 0-46-42-86-117-86-72 0-143 0-214 0-11 0-18 0-18 13 0 7 5 7 18 7 1 0 12 0 23 2 13 0 18 1 18 9 0 3 0 5-2 12-29 113-57 226-86 338zM171 200c13-53 25-105 38-157 5-21 7-23 34-23 28 0 55 0 83 0 56 0 68 38 68 65 0 55-54 115-131 115-31 0-61 0-92 0zM142 412c-9 0-11 0-14 0-7-2-9-2-9-7 0-2 0-4 3-15 15-59 29-117 44-176 40 0 80 0 120 0 61 0 72 47 72 74 0 63-56 124-131 124-28 0-57 0-85 0z">
                <text:p/>
              </draw:path>
              <draw:path draw:style-name="gr2" draw:text-style-name="P4" draw:layer="layout" svg:width="0.134cm" svg:height="0.445cm" svg:x="15.206cm" svg:y="4.58cm" svg:viewBox="0 0 135 446" svg:d="M135 7c-3-2 0-7-9-7-14 0-59 5-76 7-5 0-12 0-12 13 0 7 5 7 16 7 31 0 31 5 31 11-1 4-2 8-2 12-27 105-53 210-79 315-2 7-4 13-4 22 0 36 27 59 58 59 19 0 36-13 46-36 13-23 14-41 20-61 0-7-5-7-7-7-7 0-7 3-9 10-11 42-23 80-49 80-19 0-19-20-19-29 0-16 1-18 3-31 31-121 61-243 92-365z">
                <text:p/>
              </draw:path>
              <draw:path draw:style-name="gr2" draw:text-style-name="P4" draw:layer="layout" svg:width="0.289cm" svg:height="0.285cm" svg:x="15.404cm" svg:y="4.74cm" svg:viewBox="0 0 290 286" svg:d="M211 40c-11-24-29-40-58-40-74 0-153 92-153 185 0 60 36 101 85 101 12 0 45-4 82-49 4 27 27 49 58 49 22 0 36-14 47-36s12-41 18-61c0-7-6-7-7-7-8 0-8 3-9 10-11 42-22 80-49 80-16 0-18-17-18-29 0-15 0-20 7-47s9-32 15-58c7-29 15-58 23-88 4-18 4-18 4-21 0-11-8-16-18-16-15 0-26 12-27 27zM169 203c-2 11-2 13-12 24-27 34-53 45-71 45-32 0-41-35-41-60 0-32 20-109 36-138 18-38 47-61 72-61 41 0 50 52 50 55 0 4-1 8-1 11-11 41-22 83-33 124z">
                <text:p/>
              </draw:path>
              <draw:path draw:style-name="gr2" draw:text-style-name="P4" draw:layer="layout" svg:width="0.246cm" svg:height="0.285cm" svg:x="15.739cm" svg:y="4.74cm" svg:viewBox="0 0 247 286" svg:d="M225 38c-11 0-18 0-27 9-11 11-13 21-13 25 0 14 13 22 24 22 20 0 36-15 36-40 0-31-31-54-74-54-86 0-171 90-171 178 0 58 38 108 103 108 91 0 144-67 144-76 0-3-4-7-8-7-3 0-5 0-9 6-50 63-118 63-126 63-39 0-57-31-57-69 0-27 12-88 34-127 20-36 56-63 90-63 22 0 45 9 54 25z">
                <text:p/>
              </draw:path>
              <draw:path draw:style-name="gr2" draw:text-style-name="P4" draw:layer="layout" svg:width="0.287cm" svg:height="0.445cm" svg:x="16.022cm" svg:y="4.58cm" svg:viewBox="0 0 288 446" svg:d="M148 7c-3-2 0-7-9-7-15 0-60 5-78 7-3 0-11 0-11 13 0 7 6 7 15 7 30 0 32 4 32 11 0 4-1 8-2 12-30 121-61 243-91 364-4 9-4 10-4 14 0 14 13 18 20 18s16-5 20-14c3-6 32-123 36-139 21 2 73 13 73 54 0 5 0 7-1 14-2 8-4 15-4 22 0 38 27 63 59 63 18 0 36-11 51-34 14-27 14-42 21-63 0-7-5-7-7-7-7 0-7 3-9 10-12 47-27 80-54 80-12 0-21-8-21-29 0-11 3-27 5-36 2-11 2-15 2-20 0-41-40-59-94-66 20-11 42-33 56-47 31-34 59-61 90-61 4 0 4 0 5 1 8 0 9 0 13 4 2 2 2 2 4 4-31 1-36 27-36 34 0 9 7 21 23 21s36-14 36-37c0-20-16-40-43-40-18 0-47 4-94 56-21 23-45 48-70 57 22-88 44-177 67-266z">
                <text:p/>
              </draw:path>
              <draw:path draw:style-name="gr2" draw:text-style-name="P4" draw:layer="layout" svg:width="0.224cm" svg:height="0.632cm" svg:x="16.382cm" svg:y="4.544cm" svg:viewBox="0 0 225 633" svg:d="M92 548c0 26-16 67-87 71-1 0-5 3-5 7 0 7 7 7 13 7 61 0 120-32 120-79 0-48 0-96 0-144 0-25 0-45 27-67 22-18 45-19 60-19 3 0 5-4 5-8 0-5-4-5-11-7-41-1-72-25-77-55-4-8-4-9-4-31 0-42 0-84 0-126 0-27 0-47-29-70-25-20-70-27-91-27-6 0-13 0-13 7s4 7 11 7c39 4 70 24 79 56 2 6 2 7 2 29 0 44 0 89 0 133 0 29 5 40 25 59 13 15 32 20 49 25-51 15-74 44-74 81 0 51 0 101 0 151z">
                <text:p/>
              </draw:path>
              <draw:path draw:style-name="gr2" draw:text-style-name="P4" draw:layer="layout" svg:width="0.145cm" svg:height="0.632cm" svg:x="16.69cm" svg:y="4.544cm" svg:viewBox="0 0 146 633" svg:d="M146 316c0-48-7-125-42-197-37-78-91-119-99-119-3 0-5 4-5 7 0 2 0 4 11 15 63 63 99 163 99 294 0 108-24 220-103 299-7 7-7 9-7 11 0 3 2 7 5 7 8 0 63-43 101-124 33-68 40-139 40-193z">
                <text:p/>
              </draw:path>
              <draw:path draw:style-name="gr2" draw:text-style-name="P4" draw:layer="layout" svg:width="0.348cm" svg:height="1.143cm" svg:x="17.235cm" svg:y="2.972cm" svg:viewBox="0 0 349 1144" svg:d="M349 1111c0-386-68-611-88-676-43-140-113-288-220-419-9-11-10-14-14-14-2-2-2-2-13-2-9 0-14 0-14 7 3 4 0 2 9 13 220 307 270 687 270 1115 0 9 4 9 18 9 11 0 23 0 34 0 15 0 18 0 18-7 0-9 0-17 0-26z">
                <text:p/>
              </draw:path>
              <draw:path draw:style-name="gr2" draw:text-style-name="P4" draw:layer="layout" svg:width="0.348cm" svg:height="1.143cm" svg:x="17.235cm" svg:y="4.101cm" svg:viewBox="0 0 349 1144" svg:d="M349 7c0-7-3-7-18-7-11 0-23 0-34 0-14 0-18 0-18 9 0 67 0 216-16 374-34 326-119 552-258 746-5 6-3 5-5 8 0 7 5 7 14 7 11 0 13 0 13-2 4-2 85-94 148-221 82-166 136-358 160-588 2-20 14-151 14-301 0-8 0-16 0-25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737cm" fo:page-height="10.4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7:55:38.655964738</meta:creation-date>
    <dc:date>2023-04-11T14:23:48.922418224</dc:date>
    <meta:editing-duration>PT2H5M6S</meta:editing-duration>
    <meta:editing-cycles>30</meta:editing-cycles>
    <meta:generator>LibreOffice/6.4.7.2$Linux_X86_64 LibreOffice_project/40$Build-2</meta:generator>
    <meta:document-statistic meta:object-count="171"/>
  </office:meta>
</office:document-meta>
</file>